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685"/>
    </style:style>
    <style:style style:name="ce2" style:family="table-cell" style:parent-style-name="Default">
      <style:table-cell-properties fo:background-color="#fff9ae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300.02mm" svg:y="106.72mm">
            <draw:object draw:notify-on-update-of-ranges="Sheet1.A1:Sheet1.A25 Sheet1.B1:Sheet1.B25 Sheet1.B28:Sheet1.B52 Sheet1.A1:Sheet1.A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ce1"/>
        <table:table-column table:style-name="co1" table:number-columns-repeated="5" table:default-cell-style-name="Default"/>
        <table:table-row table:style-name="ro1">
          <table:table-cell office:value-type="float" office:value="4000" calcext:value-type="float">
            <text:p>4000</text:p>
          </table:table-cell>
          <table:table-cell table:formula="of:=([.C1]+[.D1]+[.E1]+[.F1]+[.G1]+[.H1]+[.I1]+[.J1]+[.K1]+[.L1])/10" office:value-type="float" office:value="0.0050064" calcext:value-type="float">
            <text:p>0.0050064</text:p>
          </table:table-cell>
          <table:table-cell office:value-type="float" office:value="0.005298" calcext:value-type="float">
            <text:p>0.005298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0.004917" calcext:value-type="float">
            <text:p>0.004917</text:p>
          </table:table-cell>
          <table:table-cell office:value-type="float" office:value="0.004896" calcext:value-type="float">
            <text:p>0.004896</text:p>
          </table:table-cell>
          <table:table-cell office:value-type="float" office:value="0.005096" calcext:value-type="float">
            <text:p>0.005096</text:p>
          </table:table-cell>
          <table:table-cell office:value-type="float" office:value="0.00505" calcext:value-type="float">
            <text:p>0.00505</text:p>
          </table:table-cell>
          <table:table-cell office:value-type="float" office:value="0.004966" calcext:value-type="float">
            <text:p>0.004966</text:p>
          </table:table-cell>
          <table:table-cell office:value-type="float" office:value="0.004967" calcext:value-type="float">
            <text:p>0.004967</text:p>
          </table:table-cell>
          <table:table-cell office:value-type="float" office:value="0.004818" calcext:value-type="float">
            <text:p>0.004818</text:p>
          </table:table-cell>
          <table:table-cell office:value-type="float" office:value="0.004941" calcext:value-type="float">
            <text:p>0.00494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table:formula="of:=([.C2]+[.D2]+[.E2]+[.F2]+[.G2]+[.H2]+[.I2]+[.J2]+[.K2]+[.L2])/10" office:value-type="float" office:value="0.0195348" calcext:value-type="float">
            <text:p>0.0195348</text:p>
          </table:table-cell>
          <table:table-cell office:value-type="float" office:value="0.020007" calcext:value-type="float">
            <text:p>0.020007</text:p>
          </table:table-cell>
          <table:table-cell office:value-type="float" office:value="0.020037" calcext:value-type="float">
            <text:p>0.020037</text:p>
          </table:table-cell>
          <table:table-cell office:value-type="float" office:value="0.019191" calcext:value-type="float">
            <text:p>0.019191</text:p>
          </table:table-cell>
          <table:table-cell office:value-type="float" office:value="0.01903" calcext:value-type="float">
            <text:p>0.01903</text:p>
          </table:table-cell>
          <table:table-cell office:value-type="float" office:value="0.019081" calcext:value-type="float">
            <text:p>0.019081</text:p>
          </table:table-cell>
          <table:table-cell office:value-type="float" office:value="0.019312" calcext:value-type="float">
            <text:p>0.019312</text:p>
          </table:table-cell>
          <table:table-cell office:value-type="float" office:value="0.019479" calcext:value-type="float">
            <text:p>0.019479</text:p>
          </table:table-cell>
          <table:table-cell office:value-type="float" office:value="0.019527" calcext:value-type="float">
            <text:p>0.019527</text:p>
          </table:table-cell>
          <table:table-cell office:value-type="float" office:value="0.019903" calcext:value-type="float">
            <text:p>0.019903</text:p>
          </table:table-cell>
          <table:table-cell office:value-type="float" office:value="0.019781" calcext:value-type="float">
            <text:p>0.019781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table:formula="of:=([.C3]+[.D3]+[.E3]+[.F3]+[.G3]+[.H3]+[.I3]+[.J3]+[.K3]+[.L3])/10" office:value-type="float" office:value="0.0458243" calcext:value-type="float">
            <text:p>0.0458243</text:p>
          </table:table-cell>
          <table:table-cell office:value-type="float" office:value="0.044823" calcext:value-type="float">
            <text:p>0.044823</text:p>
          </table:table-cell>
          <table:table-cell office:value-type="float" office:value="0.045732" calcext:value-type="float">
            <text:p>0.045732</text:p>
          </table:table-cell>
          <table:table-cell office:value-type="float" office:value="0.048051" calcext:value-type="float">
            <text:p>0.048051</text:p>
          </table:table-cell>
          <table:table-cell office:value-type="float" office:value="0.047744" calcext:value-type="float">
            <text:p>0.047744</text:p>
          </table:table-cell>
          <table:table-cell office:value-type="float" office:value="0.048832" calcext:value-type="float">
            <text:p>0.048832</text:p>
          </table:table-cell>
          <table:table-cell office:value-type="float" office:value="0.04429" calcext:value-type="float">
            <text:p>0.04429</text:p>
          </table:table-cell>
          <table:table-cell office:value-type="float" office:value="0.043072" calcext:value-type="float">
            <text:p>0.043072</text:p>
          </table:table-cell>
          <table:table-cell office:value-type="float" office:value="0.043769" calcext:value-type="float">
            <text:p>0.043769</text:p>
          </table:table-cell>
          <table:table-cell office:value-type="float" office:value="0.044911" calcext:value-type="float">
            <text:p>0.044911</text:p>
          </table:table-cell>
          <table:table-cell office:value-type="float" office:value="0.047019" calcext:value-type="float">
            <text:p>0.047019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([.C4]+[.D4]+[.E4]+[.F4]+[.G4]+[.H4]+[.I4]+[.J4]+[.K4]+[.L4])/10" office:value-type="float" office:value="0.0779805" calcext:value-type="float">
            <text:p>0.0779805</text:p>
          </table:table-cell>
          <table:table-cell office:value-type="float" office:value="0.085124" calcext:value-type="float">
            <text:p>0.085124</text:p>
          </table:table-cell>
          <table:table-cell office:value-type="float" office:value="0.078553" calcext:value-type="float">
            <text:p>0.078553</text:p>
          </table:table-cell>
          <table:table-cell office:value-type="float" office:value="0.077444" calcext:value-type="float">
            <text:p>0.077444</text:p>
          </table:table-cell>
          <table:table-cell office:value-type="float" office:value="0.076677" calcext:value-type="float">
            <text:p>0.076677</text:p>
          </table:table-cell>
          <table:table-cell office:value-type="float" office:value="0.076971" calcext:value-type="float">
            <text:p>0.076971</text:p>
          </table:table-cell>
          <table:table-cell office:value-type="float" office:value="0.07771" calcext:value-type="float">
            <text:p>0.07771</text:p>
          </table:table-cell>
          <table:table-cell office:value-type="float" office:value="0.076761" calcext:value-type="float">
            <text:p>0.076761</text:p>
          </table:table-cell>
          <table:table-cell office:value-type="float" office:value="0.077109" calcext:value-type="float">
            <text:p>0.077109</text:p>
          </table:table-cell>
          <table:table-cell office:value-type="float" office:value="0.07658" calcext:value-type="float">
            <text:p>0.07658</text:p>
          </table:table-cell>
          <table:table-cell office:value-type="float" office:value="0.076876" calcext:value-type="float">
            <text:p>0.076876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formula="of:=([.C5]+[.D5]+[.E5]+[.F5]+[.G5]+[.H5]+[.I5]+[.J5]+[.K5]+[.L5])/10" office:value-type="float" office:value="0.1206774" calcext:value-type="float">
            <text:p>0.1206774</text:p>
          </table:table-cell>
          <table:table-cell office:value-type="float" office:value="0.121951" calcext:value-type="float">
            <text:p>0.121951</text:p>
          </table:table-cell>
          <table:table-cell office:value-type="float" office:value="0.121629" calcext:value-type="float">
            <text:p>0.121629</text:p>
          </table:table-cell>
          <table:table-cell office:value-type="float" office:value="0.120618" calcext:value-type="float">
            <text:p>0.120618</text:p>
          </table:table-cell>
          <table:table-cell office:value-type="float" office:value="0.120264" calcext:value-type="float">
            <text:p>0.120264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19308" calcext:value-type="float">
            <text:p>0.119308</text:p>
          </table:table-cell>
          <table:table-cell office:value-type="float" office:value="0.120554" calcext:value-type="float">
            <text:p>0.120554</text:p>
          </table:table-cell>
          <table:table-cell office:value-type="float" office:value="0.121597" calcext:value-type="float">
            <text:p>0.121597</text:p>
          </table:table-cell>
          <table:table-cell office:value-type="float" office:value="0.12051" calcext:value-type="float">
            <text:p>0.12051</text:p>
          </table:table-cell>
          <table:table-cell office:value-type="float" office:value="0.120143" calcext:value-type="float">
            <text:p>0.120143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table:formula="of:=([.C6]+[.D6]+[.E6]+[.F6]+[.G6]+[.H6]+[.I6]+[.J6]+[.K6]+[.L6])/10" office:value-type="float" office:value="0.1738309" calcext:value-type="float">
            <text:p>0.1738309</text:p>
          </table:table-cell>
          <table:table-cell office:value-type="float" office:value="0.175032" calcext:value-type="float">
            <text:p>0.175032</text:p>
          </table:table-cell>
          <table:table-cell office:value-type="float" office:value="0.174709" calcext:value-type="float">
            <text:p>0.174709</text:p>
          </table:table-cell>
          <table:table-cell office:value-type="float" office:value="0.175145" calcext:value-type="float">
            <text:p>0.175145</text:p>
          </table:table-cell>
          <table:table-cell office:value-type="float" office:value="0.172145" calcext:value-type="float">
            <text:p>0.172145</text:p>
          </table:table-cell>
          <table:table-cell office:value-type="float" office:value="0.173631" calcext:value-type="float">
            <text:p>0.173631</text:p>
          </table:table-cell>
          <table:table-cell office:value-type="float" office:value="0.173017" calcext:value-type="float">
            <text:p>0.173017</text:p>
          </table:table-cell>
          <table:table-cell office:value-type="float" office:value="0.173283" calcext:value-type="float">
            <text:p>0.173283</text:p>
          </table:table-cell>
          <table:table-cell office:value-type="float" office:value="0.172601" calcext:value-type="float">
            <text:p>0.172601</text:p>
          </table:table-cell>
          <table:table-cell office:value-type="float" office:value="0.174479" calcext:value-type="float">
            <text:p>0.174479</text:p>
          </table:table-cell>
          <table:table-cell office:value-type="float" office:value="0.174267" calcext:value-type="float">
            <text:p>0.174267</text:p>
          </table:table-cell>
        </table:table-row>
        <table:table-row table:style-name="ro1">
          <table:table-cell office:value-type="float" office:value="28000" calcext:value-type="float">
            <text:p>28000</text:p>
          </table:table-cell>
          <table:table-cell table:formula="of:=([.C7]+[.D7]+[.E7]+[.F7]+[.G7]+[.H7]+[.I7]+[.J7]+[.K7]+[.L7])/10" office:value-type="float" office:value="0.2360644" calcext:value-type="float">
            <text:p>0.2360644</text:p>
          </table:table-cell>
          <table:table-cell office:value-type="float" office:value="0.235206" calcext:value-type="float">
            <text:p>0.235206</text:p>
          </table:table-cell>
          <table:table-cell office:value-type="float" office:value="0.234928" calcext:value-type="float">
            <text:p>0.234928</text:p>
          </table:table-cell>
          <table:table-cell office:value-type="float" office:value="0.236302" calcext:value-type="float">
            <text:p>0.236302</text:p>
          </table:table-cell>
          <table:table-cell office:value-type="float" office:value="0.236616" calcext:value-type="float">
            <text:p>0.236616</text:p>
          </table:table-cell>
          <table:table-cell office:value-type="float" office:value="0.236128" calcext:value-type="float">
            <text:p>0.236128</text:p>
          </table:table-cell>
          <table:table-cell office:value-type="float" office:value="0.23514" calcext:value-type="float">
            <text:p>0.23514</text:p>
          </table:table-cell>
          <table:table-cell office:value-type="float" office:value="0.237862" calcext:value-type="float">
            <text:p>0.237862</text:p>
          </table:table-cell>
          <table:table-cell office:value-type="float" office:value="0.236906" calcext:value-type="float">
            <text:p>0.236906</text:p>
          </table:table-cell>
          <table:table-cell office:value-type="float" office:value="0.235969" calcext:value-type="float">
            <text:p>0.235969</text:p>
          </table:table-cell>
          <table:table-cell office:value-type="float" office:value="0.235587" calcext:value-type="float">
            <text:p>0.235587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table:formula="of:=([.C8]+[.D8]+[.E8]+[.F8]+[.G8]+[.H8]+[.I8]+[.J8]+[.K8]+[.L8])/10" office:value-type="float" office:value="0.3078526" calcext:value-type="float">
            <text:p>0.3078526</text:p>
          </table:table-cell>
          <table:table-cell office:value-type="float" office:value="0.308834" calcext:value-type="float">
            <text:p>0.308834</text:p>
          </table:table-cell>
          <table:table-cell office:value-type="float" office:value="0.307006" calcext:value-type="float">
            <text:p>0.307006</text:p>
          </table:table-cell>
          <table:table-cell office:value-type="float" office:value="0.305862" calcext:value-type="float">
            <text:p>0.305862</text:p>
          </table:table-cell>
          <table:table-cell office:value-type="float" office:value="0.308152" calcext:value-type="float">
            <text:p>0.308152</text:p>
          </table:table-cell>
          <table:table-cell office:value-type="float" office:value="0.309005" calcext:value-type="float">
            <text:p>0.309005</text:p>
          </table:table-cell>
          <table:table-cell office:value-type="float" office:value="0.308286" calcext:value-type="float">
            <text:p>0.308286</text:p>
          </table:table-cell>
          <table:table-cell office:value-type="float" office:value="0.307592" calcext:value-type="float">
            <text:p>0.307592</text:p>
          </table:table-cell>
          <table:table-cell office:value-type="float" office:value="0.30834" calcext:value-type="float">
            <text:p>0.30834</text:p>
          </table:table-cell>
          <table:table-cell office:value-type="float" office:value="0.30679" calcext:value-type="float">
            <text:p>0.30679</text:p>
          </table:table-cell>
          <table:table-cell office:value-type="float" office:value="0.308659" calcext:value-type="float">
            <text:p>0.308659</text:p>
          </table:table-cell>
        </table:table-row>
        <table:table-row table:style-name="ro1">
          <table:table-cell office:value-type="float" office:value="36000" calcext:value-type="float">
            <text:p>36000</text:p>
          </table:table-cell>
          <table:table-cell table:formula="of:=([.C9]+[.D9]+[.E9]+[.F9]+[.G9]+[.H9]+[.I9]+[.J9]+[.K9]+[.L9])/10" office:value-type="float" office:value="0.3895774" calcext:value-type="float">
            <text:p>0.3895774</text:p>
          </table:table-cell>
          <table:table-cell office:value-type="float" office:value="0.388735" calcext:value-type="float">
            <text:p>0.388735</text:p>
          </table:table-cell>
          <table:table-cell office:value-type="float" office:value="0.388318" calcext:value-type="float">
            <text:p>0.388318</text:p>
          </table:table-cell>
          <table:table-cell office:value-type="float" office:value="0.390521" calcext:value-type="float">
            <text:p>0.390521</text:p>
          </table:table-cell>
          <table:table-cell office:value-type="float" office:value="0.390086" calcext:value-type="float">
            <text:p>0.390086</text:p>
          </table:table-cell>
          <table:table-cell office:value-type="float" office:value="0.390404" calcext:value-type="float">
            <text:p>0.390404</text:p>
          </table:table-cell>
          <table:table-cell office:value-type="float" office:value="0.390001" calcext:value-type="float">
            <text:p>0.390001</text:p>
          </table:table-cell>
          <table:table-cell office:value-type="float" office:value="0.389297" calcext:value-type="float">
            <text:p>0.389297</text:p>
          </table:table-cell>
          <table:table-cell office:value-type="float" office:value="0.390917" calcext:value-type="float">
            <text:p>0.390917</text:p>
          </table:table-cell>
          <table:table-cell office:value-type="float" office:value="0.388519" calcext:value-type="float">
            <text:p>0.388519</text:p>
          </table:table-cell>
          <table:table-cell office:value-type="float" office:value="0.388976" calcext:value-type="float">
            <text:p>0.38897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table:formula="of:=([.C10]+[.D10]+[.E10]+[.F10]+[.G10]+[.H10]+[.I10]+[.J10]+[.K10]+[.L10])/10" office:value-type="float" office:value="0.4813142" calcext:value-type="float">
            <text:p>0.4813142</text:p>
          </table:table-cell>
          <table:table-cell office:value-type="float" office:value="0.477641" calcext:value-type="float">
            <text:p>0.477641</text:p>
          </table:table-cell>
          <table:table-cell office:value-type="float" office:value="0.482678" calcext:value-type="float">
            <text:p>0.482678</text:p>
          </table:table-cell>
          <table:table-cell office:value-type="float" office:value="0.477953" calcext:value-type="float">
            <text:p>0.477953</text:p>
          </table:table-cell>
          <table:table-cell office:value-type="float" office:value="0.479889" calcext:value-type="float">
            <text:p>0.479889</text:p>
          </table:table-cell>
          <table:table-cell office:value-type="float" office:value="0.481613" calcext:value-type="float">
            <text:p>0.481613</text:p>
          </table:table-cell>
          <table:table-cell office:value-type="float" office:value="0.480905" calcext:value-type="float">
            <text:p>0.480905</text:p>
          </table:table-cell>
          <table:table-cell office:value-type="float" office:value="0.483739" calcext:value-type="float">
            <text:p>0.483739</text:p>
          </table:table-cell>
          <table:table-cell office:value-type="float" office:value="0.482597" calcext:value-type="float">
            <text:p>0.482597</text:p>
          </table:table-cell>
          <table:table-cell office:value-type="float" office:value="0.481349" calcext:value-type="float">
            <text:p>0.481349</text:p>
          </table:table-cell>
          <table:table-cell office:value-type="float" office:value="0.484778" calcext:value-type="float">
            <text:p>0.484778</text:p>
          </table:table-cell>
        </table:table-row>
        <table:table-row table:style-name="ro1">
          <table:table-cell office:value-type="float" office:value="44000" calcext:value-type="float">
            <text:p>44000</text:p>
          </table:table-cell>
          <table:table-cell table:formula="of:=([.C11]+[.D11]+[.E11]+[.F11]+[.G11]+[.H11]+[.I11]+[.J11]+[.K11]+[.L11])/10" office:value-type="float" office:value="0.5815536" calcext:value-type="float">
            <text:p>0.5815536</text:p>
          </table:table-cell>
          <table:table-cell office:value-type="float" office:value="0.584673" calcext:value-type="float">
            <text:p>0.584673</text:p>
          </table:table-cell>
          <table:table-cell office:value-type="float" office:value="0.582843" calcext:value-type="float">
            <text:p>0.582843</text:p>
          </table:table-cell>
          <table:table-cell office:value-type="float" office:value="0.582098" calcext:value-type="float">
            <text:p>0.582098</text:p>
          </table:table-cell>
          <table:table-cell office:value-type="float" office:value="0.579216" calcext:value-type="float">
            <text:p>0.579216</text:p>
          </table:table-cell>
          <table:table-cell office:value-type="float" office:value="0.581874" calcext:value-type="float">
            <text:p>0.581874</text:p>
          </table:table-cell>
          <table:table-cell office:value-type="float" office:value="0.581158" calcext:value-type="float">
            <text:p>0.581158</text:p>
          </table:table-cell>
          <table:table-cell office:value-type="float" office:value="0.581147" calcext:value-type="float">
            <text:p>0.581147</text:p>
          </table:table-cell>
          <table:table-cell office:value-type="float" office:value="0.579739" calcext:value-type="float">
            <text:p>0.579739</text:p>
          </table:table-cell>
          <table:table-cell office:value-type="float" office:value="0.579889" calcext:value-type="float">
            <text:p>0.579889</text:p>
          </table:table-cell>
          <table:table-cell office:value-type="float" office:value="0.582899" calcext:value-type="float">
            <text:p>0.582899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table:formula="of:=([.C12]+[.D12]+[.E12]+[.F12]+[.G12]+[.H12]+[.I12]+[.J12]+[.K12]+[.L12])/10" office:value-type="float" office:value="0.6920452" calcext:value-type="float">
            <text:p>0.6920452</text:p>
          </table:table-cell>
          <table:table-cell office:value-type="float" office:value="0.689955" calcext:value-type="float">
            <text:p>0.689955</text:p>
          </table:table-cell>
          <table:table-cell office:value-type="float" office:value="0.694992" calcext:value-type="float">
            <text:p>0.694992</text:p>
          </table:table-cell>
          <table:table-cell office:value-type="float" office:value="0.692414" calcext:value-type="float">
            <text:p>0.692414</text:p>
          </table:table-cell>
          <table:table-cell office:value-type="float" office:value="0.691727" calcext:value-type="float">
            <text:p>0.691727</text:p>
          </table:table-cell>
          <table:table-cell office:value-type="float" office:value="0.690779" calcext:value-type="float">
            <text:p>0.690779</text:p>
          </table:table-cell>
          <table:table-cell office:value-type="float" office:value="0.691774" calcext:value-type="float">
            <text:p>0.691774</text:p>
          </table:table-cell>
          <table:table-cell office:value-type="float" office:value="0.689137" calcext:value-type="float">
            <text:p>0.689137</text:p>
          </table:table-cell>
          <table:table-cell office:value-type="float" office:value="0.692043" calcext:value-type="float">
            <text:p>0.692043</text:p>
          </table:table-cell>
          <table:table-cell office:value-type="float" office:value="0.692393" calcext:value-type="float">
            <text:p>0.692393</text:p>
          </table:table-cell>
          <table:table-cell office:value-type="float" office:value="0.695238" calcext:value-type="float">
            <text:p>0.695238</text:p>
          </table:table-cell>
        </table:table-row>
        <table:table-row table:style-name="ro1">
          <table:table-cell office:value-type="float" office:value="52000" calcext:value-type="float">
            <text:p>52000</text:p>
          </table:table-cell>
          <table:table-cell table:formula="of:=([.C13]+[.D13]+[.E13]+[.F13]+[.G13]+[.H13]+[.I13]+[.J13]+[.K13]+[.L13])/10" office:value-type="float" office:value="0.8128955" calcext:value-type="float">
            <text:p>0.8128955</text:p>
          </table:table-cell>
          <table:table-cell office:value-type="float" office:value="0.813049" calcext:value-type="float">
            <text:p>0.813049</text:p>
          </table:table-cell>
          <table:table-cell office:value-type="float" office:value="0.811034" calcext:value-type="float">
            <text:p>0.811034</text:p>
          </table:table-cell>
          <table:table-cell office:value-type="float" office:value="0.808964" calcext:value-type="float">
            <text:p>0.808964</text:p>
          </table:table-cell>
          <table:table-cell office:value-type="float" office:value="0.811945" calcext:value-type="float">
            <text:p>0.811945</text:p>
          </table:table-cell>
          <table:table-cell office:value-type="float" office:value="0.816168" calcext:value-type="float">
            <text:p>0.816168</text:p>
          </table:table-cell>
          <table:table-cell office:value-type="float" office:value="0.81109" calcext:value-type="float">
            <text:p>0.81109</text:p>
          </table:table-cell>
          <table:table-cell office:value-type="float" office:value="0.809615" calcext:value-type="float">
            <text:p>0.809615</text:p>
          </table:table-cell>
          <table:table-cell office:value-type="float" office:value="0.812788" calcext:value-type="float">
            <text:p>0.812788</text:p>
          </table:table-cell>
          <table:table-cell office:value-type="float" office:value="0.819546" calcext:value-type="float">
            <text:p>0.819546</text:p>
          </table:table-cell>
          <table:table-cell office:value-type="float" office:value="0.814756" calcext:value-type="float">
            <text:p>0.814756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table:formula="of:=([.C14]+[.D14]+[.E14]+[.F14]+[.G14]+[.H14]+[.I14]+[.J14]+[.K14]+[.L14])/10" office:value-type="float" office:value="0.9417769" calcext:value-type="float">
            <text:p>0.9417769</text:p>
          </table:table-cell>
          <table:table-cell office:value-type="float" office:value="0.943795" calcext:value-type="float">
            <text:p>0.943795</text:p>
          </table:table-cell>
          <table:table-cell office:value-type="float" office:value="0.943476" calcext:value-type="float">
            <text:p>0.943476</text:p>
          </table:table-cell>
          <table:table-cell office:value-type="float" office:value="0.941344" calcext:value-type="float">
            <text:p>0.941344</text:p>
          </table:table-cell>
          <table:table-cell office:value-type="float" office:value="0.939226" calcext:value-type="float">
            <text:p>0.939226</text:p>
          </table:table-cell>
          <table:table-cell office:value-type="float" office:value="0.946878" calcext:value-type="float">
            <text:p>0.946878</text:p>
          </table:table-cell>
          <table:table-cell office:value-type="float" office:value="0.945691" calcext:value-type="float">
            <text:p>0.945691</text:p>
          </table:table-cell>
          <table:table-cell office:value-type="float" office:value="0.941629" calcext:value-type="float">
            <text:p>0.941629</text:p>
          </table:table-cell>
          <table:table-cell office:value-type="float" office:value="0.939954" calcext:value-type="float">
            <text:p>0.939954</text:p>
          </table:table-cell>
          <table:table-cell office:value-type="float" office:value="0.937373" calcext:value-type="float">
            <text:p>0.937373</text:p>
          </table:table-cell>
          <table:table-cell office:value-type="float" office:value="0.938403" calcext:value-type="float">
            <text:p>0.938403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formula="of:=([.C15]+[.D15]+[.E15]+[.F15]+[.G15]+[.H15]+[.I15]+[.J15]+[.K15]+[.L15])/10" office:value-type="float" office:value="1.082384" calcext:value-type="float">
            <text:p>1.082384</text:p>
          </table:table-cell>
          <table:table-cell office:value-type="float" office:value="1.08148" calcext:value-type="float">
            <text:p>1.08148</text:p>
          </table:table-cell>
          <table:table-cell office:value-type="float" office:value="1.08415" calcext:value-type="float">
            <text:p>1.08415</text:p>
          </table:table-cell>
          <table:table-cell office:value-type="float" office:value="1.0811" calcext:value-type="float">
            <text:p>1.0811</text:p>
          </table:table-cell>
          <table:table-cell office:value-type="float" office:value="1.07723" calcext:value-type="float">
            <text:p>1.07723</text:p>
          </table:table-cell>
          <table:table-cell office:value-type="float" office:value="1.08527" calcext:value-type="float">
            <text:p>1.08527</text:p>
          </table:table-cell>
          <table:table-cell office:value-type="float" office:value="1.08353" calcext:value-type="float">
            <text:p>1.08353</text:p>
          </table:table-cell>
          <table:table-cell office:value-type="float" office:value="1.08563" calcext:value-type="float">
            <text:p>1.08563</text:p>
          </table:table-cell>
          <table:table-cell office:value-type="float" office:value="1.08335" calcext:value-type="float">
            <text:p>1.08335</text:p>
          </table:table-cell>
          <table:table-cell office:value-type="float" office:value="1.08225" calcext:value-type="float">
            <text:p>1.08225</text:p>
          </table:table-cell>
          <table:table-cell office:value-type="float" office:value="1.07985" calcext:value-type="float">
            <text:p>1.07985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table:formula="of:=([.C16]+[.D16]+[.E16]+[.F16]+[.G16]+[.H16]+[.I16]+[.J16]+[.K16]+[.L16])/10" office:value-type="float" office:value="1.229125" calcext:value-type="float">
            <text:p>1.229125</text:p>
          </table:table-cell>
          <table:table-cell office:value-type="float" office:value="1.23279" calcext:value-type="float">
            <text:p>1.23279</text:p>
          </table:table-cell>
          <table:table-cell office:value-type="float" office:value="1.22998" calcext:value-type="float">
            <text:p>1.22998</text:p>
          </table:table-cell>
          <table:table-cell office:value-type="float" office:value="1.22813" calcext:value-type="float">
            <text:p>1.22813</text:p>
          </table:table-cell>
          <table:table-cell office:value-type="float" office:value="1.2234" calcext:value-type="float">
            <text:p>1.2234</text:p>
          </table:table-cell>
          <table:table-cell office:value-type="float" office:value="1.22613" calcext:value-type="float">
            <text:p>1.22613</text:p>
          </table:table-cell>
          <table:table-cell office:value-type="float" office:value="1.22758" calcext:value-type="float">
            <text:p>1.22758</text:p>
          </table:table-cell>
          <table:table-cell office:value-type="float" office:value="1.22847" calcext:value-type="float">
            <text:p>1.22847</text:p>
          </table:table-cell>
          <table:table-cell office:value-type="float" office:value="1.23418" calcext:value-type="float">
            <text:p>1.23418</text:p>
          </table:table-cell>
          <table:table-cell office:value-type="float" office:value="1.23112" calcext:value-type="float">
            <text:p>1.23112</text:p>
          </table:table-cell>
          <table:table-cell office:value-type="float" office:value="1.22947" calcext:value-type="float">
            <text:p>1.22947</text:p>
          </table:table-cell>
        </table:table-row>
        <table:table-row table:style-name="ro1">
          <table:table-cell office:value-type="float" office:value="68000" calcext:value-type="float">
            <text:p>68000</text:p>
          </table:table-cell>
          <table:table-cell table:formula="of:=([.C17]+[.D17]+[.E17]+[.F17]+[.G17]+[.H17]+[.I17]+[.J17]+[.K17]+[.L17])/10" office:value-type="float" office:value="1.39041" calcext:value-type="float">
            <text:p>1.39041</text:p>
          </table:table-cell>
          <table:table-cell office:value-type="float" office:value="1.39568" calcext:value-type="float">
            <text:p>1.39568</text:p>
          </table:table-cell>
          <table:table-cell office:value-type="float" office:value="1.3816" calcext:value-type="float">
            <text:p>1.3816</text:p>
          </table:table-cell>
          <table:table-cell office:value-type="float" office:value="1.38895" calcext:value-type="float">
            <text:p>1.38895</text:p>
          </table:table-cell>
          <table:table-cell office:value-type="float" office:value="1.38836" calcext:value-type="float">
            <text:p>1.38836</text:p>
          </table:table-cell>
          <table:table-cell office:value-type="float" office:value="1.38907" calcext:value-type="float">
            <text:p>1.38907</text:p>
          </table:table-cell>
          <table:table-cell office:value-type="float" office:value="1.39712" calcext:value-type="float">
            <text:p>1.39712</text:p>
          </table:table-cell>
          <table:table-cell office:value-type="float" office:value="1.39388" calcext:value-type="float">
            <text:p>1.39388</text:p>
          </table:table-cell>
          <table:table-cell office:value-type="float" office:value="1.3902" calcext:value-type="float">
            <text:p>1.3902</text:p>
          </table:table-cell>
          <table:table-cell office:value-type="float" office:value="1.39349" calcext:value-type="float">
            <text:p>1.39349</text:p>
          </table:table-cell>
          <table:table-cell office:value-type="float" office:value="1.38575" calcext:value-type="float">
            <text:p>1.38575</text:p>
          </table:table-cell>
        </table:table-row>
        <table:table-row table:style-name="ro1">
          <table:table-cell office:value-type="float" office:value="72000" calcext:value-type="float">
            <text:p>72000</text:p>
          </table:table-cell>
          <table:table-cell table:formula="of:=([.C18]+[.D18]+[.E18]+[.F18]+[.G18]+[.H18]+[.I18]+[.J18]+[.K18]+[.L18])/10" office:value-type="float" office:value="1.558992" calcext:value-type="float">
            <text:p>1.558992</text:p>
          </table:table-cell>
          <table:table-cell office:value-type="float" office:value="1.56141" calcext:value-type="float">
            <text:p>1.56141</text:p>
          </table:table-cell>
          <table:table-cell office:value-type="float" office:value="1.55463" calcext:value-type="float">
            <text:p>1.55463</text:p>
          </table:table-cell>
          <table:table-cell office:value-type="float" office:value="1.55615" calcext:value-type="float">
            <text:p>1.55615</text:p>
          </table:table-cell>
          <table:table-cell office:value-type="float" office:value="1.55921" calcext:value-type="float">
            <text:p>1.55921</text:p>
          </table:table-cell>
          <table:table-cell office:value-type="float" office:value="1.56229" calcext:value-type="float">
            <text:p>1.56229</text:p>
          </table:table-cell>
          <table:table-cell office:value-type="float" office:value="1.55974" calcext:value-type="float">
            <text:p>1.55974</text:p>
          </table:table-cell>
          <table:table-cell office:value-type="float" office:value="1.55906" calcext:value-type="float">
            <text:p>1.55906</text:p>
          </table:table-cell>
          <table:table-cell office:value-type="float" office:value="1.56034" calcext:value-type="float">
            <text:p>1.56034</text:p>
          </table:table-cell>
          <table:table-cell office:value-type="float" office:value="1.55863" calcext:value-type="float">
            <text:p>1.55863</text:p>
          </table:table-cell>
          <table:table-cell office:value-type="float" office:value="1.55846" calcext:value-type="float">
            <text:p>1.55846</text:p>
          </table:table-cell>
        </table:table-row>
        <table:table-row table:style-name="ro1">
          <table:table-cell office:value-type="float" office:value="76000" calcext:value-type="float">
            <text:p>76000</text:p>
          </table:table-cell>
          <table:table-cell table:formula="of:=([.C19]+[.D19]+[.E19]+[.F19]+[.G19]+[.H19]+[.I19]+[.J19]+[.K19]+[.L19])/10" office:value-type="float" office:value="1.737133" calcext:value-type="float">
            <text:p>1.737133</text:p>
          </table:table-cell>
          <table:table-cell office:value-type="float" office:value="1.73665" calcext:value-type="float">
            <text:p>1.73665</text:p>
          </table:table-cell>
          <table:table-cell office:value-type="float" office:value="1.73661" calcext:value-type="float">
            <text:p>1.73661</text:p>
          </table:table-cell>
          <table:table-cell office:value-type="float" office:value="1.73629" calcext:value-type="float">
            <text:p>1.73629</text:p>
          </table:table-cell>
          <table:table-cell office:value-type="float" office:value="1.73663" calcext:value-type="float">
            <text:p>1.73663</text:p>
          </table:table-cell>
          <table:table-cell office:value-type="float" office:value="1.73608" calcext:value-type="float">
            <text:p>1.73608</text:p>
          </table:table-cell>
          <table:table-cell office:value-type="float" office:value="1.73924" calcext:value-type="float">
            <text:p>1.73924</text:p>
          </table:table-cell>
          <table:table-cell office:value-type="float" office:value="1.73491" calcext:value-type="float">
            <text:p>1.73491</text:p>
          </table:table-cell>
          <table:table-cell office:value-type="float" office:value="1.73648" calcext:value-type="float">
            <text:p>1.73648</text:p>
          </table:table-cell>
          <table:table-cell office:value-type="float" office:value="1.73574" calcext:value-type="float">
            <text:p>1.73574</text:p>
          </table:table-cell>
          <table:table-cell office:value-type="float" office:value="1.7427" calcext:value-type="float">
            <text:p>1.7427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table:formula="of:=([.C20]+[.D20]+[.E20]+[.F20]+[.G20]+[.H20]+[.I20]+[.J20]+[.K20]+[.L20])/10" office:value-type="float" office:value="1.921798" calcext:value-type="float">
            <text:p>1.921798</text:p>
          </table:table-cell>
          <table:table-cell office:value-type="float" office:value="1.92054" calcext:value-type="float">
            <text:p>1.92054</text:p>
          </table:table-cell>
          <table:table-cell office:value-type="float" office:value="1.92423" calcext:value-type="float">
            <text:p>1.92423</text:p>
          </table:table-cell>
          <table:table-cell office:value-type="float" office:value="1.92532" calcext:value-type="float">
            <text:p>1.92532</text:p>
          </table:table-cell>
          <table:table-cell office:value-type="float" office:value="1.91431" calcext:value-type="float">
            <text:p>1.91431</text:p>
          </table:table-cell>
          <table:table-cell office:value-type="float" office:value="1.92261" calcext:value-type="float">
            <text:p>1.92261</text:p>
          </table:table-cell>
          <table:table-cell office:value-type="float" office:value="1.92701" calcext:value-type="float">
            <text:p>1.92701</text:p>
          </table:table-cell>
          <table:table-cell office:value-type="float" office:value="1.92108" calcext:value-type="float">
            <text:p>1.92108</text:p>
          </table:table-cell>
          <table:table-cell office:value-type="float" office:value="1.92359" calcext:value-type="float">
            <text:p>1.92359</text:p>
          </table:table-cell>
          <table:table-cell office:value-type="float" office:value="1.92325" calcext:value-type="float">
            <text:p>1.92325</text:p>
          </table:table-cell>
          <table:table-cell office:value-type="float" office:value="1.91604" calcext:value-type="float">
            <text:p>1.91604</text:p>
          </table:table-cell>
        </table:table-row>
        <table:table-row table:style-name="ro1">
          <table:table-cell office:value-type="float" office:value="84000" calcext:value-type="float">
            <text:p>84000</text:p>
          </table:table-cell>
          <table:table-cell table:formula="of:=([.C21]+[.D21]+[.E21]+[.F21]+[.G21]+[.H21]+[.I21]+[.J21]+[.K21]+[.L21])/10" office:value-type="float" office:value="2.125755" calcext:value-type="float">
            <text:p>2.125755</text:p>
          </table:table-cell>
          <table:table-cell office:value-type="float" office:value="2.12224" calcext:value-type="float">
            <text:p>2.12224</text:p>
          </table:table-cell>
          <table:table-cell office:value-type="float" office:value="2.13015" calcext:value-type="float">
            <text:p>2.13015</text:p>
          </table:table-cell>
          <table:table-cell office:value-type="float" office:value="2.12202" calcext:value-type="float">
            <text:p>2.12202</text:p>
          </table:table-cell>
          <table:table-cell office:value-type="float" office:value="2.12073" calcext:value-type="float">
            <text:p>2.12073</text:p>
          </table:table-cell>
          <table:table-cell office:value-type="float" office:value="2.12906" calcext:value-type="float">
            <text:p>2.12906</text:p>
          </table:table-cell>
          <table:table-cell office:value-type="float" office:value="2.11665" calcext:value-type="float">
            <text:p>2.11665</text:p>
          </table:table-cell>
          <table:table-cell office:value-type="float" office:value="2.14617" calcext:value-type="float">
            <text:p>2.14617</text:p>
          </table:table-cell>
          <table:table-cell office:value-type="float" office:value="2.12125" calcext:value-type="float">
            <text:p>2.12125</text:p>
          </table:table-cell>
          <table:table-cell office:value-type="float" office:value="2.13011" calcext:value-type="float">
            <text:p>2.13011</text:p>
          </table:table-cell>
          <table:table-cell office:value-type="float" office:value="2.11917" calcext:value-type="float">
            <text:p>2.11917</text:p>
          </table:table-cell>
        </table:table-row>
        <table:table-row table:style-name="ro1">
          <table:table-cell office:value-type="float" office:value="88000" calcext:value-type="float">
            <text:p>88000</text:p>
          </table:table-cell>
          <table:table-cell table:formula="of:=([.C22]+[.D22]+[.E22]+[.F22]+[.G22]+[.H22]+[.I22]+[.J22]+[.K22]+[.L22])/10" office:value-type="float" office:value="2.330134" calcext:value-type="float">
            <text:p>2.330134</text:p>
          </table:table-cell>
          <table:table-cell office:value-type="float" office:value="2.32985" calcext:value-type="float">
            <text:p>2.32985</text:p>
          </table:table-cell>
          <table:table-cell office:value-type="float" office:value="2.32568" calcext:value-type="float">
            <text:p>2.32568</text:p>
          </table:table-cell>
          <table:table-cell office:value-type="float" office:value="2.32727" calcext:value-type="float">
            <text:p>2.32727</text:p>
          </table:table-cell>
          <table:table-cell office:value-type="float" office:value="2.33667" calcext:value-type="float">
            <text:p>2.33667</text:p>
          </table:table-cell>
          <table:table-cell office:value-type="float" office:value="2.32881" calcext:value-type="float">
            <text:p>2.32881</text:p>
          </table:table-cell>
          <table:table-cell office:value-type="float" office:value="2.32257" calcext:value-type="float">
            <text:p>2.32257</text:p>
          </table:table-cell>
          <table:table-cell office:value-type="float" office:value="2.33417" calcext:value-type="float">
            <text:p>2.33417</text:p>
          </table:table-cell>
          <table:table-cell office:value-type="float" office:value="2.32977" calcext:value-type="float">
            <text:p>2.32977</text:p>
          </table:table-cell>
          <table:table-cell office:value-type="float" office:value="2.33195" calcext:value-type="float">
            <text:p>2.33195</text:p>
          </table:table-cell>
          <table:table-cell office:value-type="float" office:value="2.3346" calcext:value-type="float">
            <text:p>2.3346</text:p>
          </table:table-cell>
        </table:table-row>
        <table:table-row table:style-name="ro1">
          <table:table-cell office:value-type="float" office:value="92000" calcext:value-type="float">
            <text:p>92000</text:p>
          </table:table-cell>
          <table:table-cell table:formula="of:=([.C23]+[.D23]+[.E23]+[.F23]+[.G23]+[.H23]+[.I23]+[.J23]+[.K23]+[.L23])/10" office:value-type="float" office:value="2.546825" calcext:value-type="float">
            <text:p>2.546825</text:p>
          </table:table-cell>
          <table:table-cell office:value-type="float" office:value="2.55394" calcext:value-type="float">
            <text:p>2.55394</text:p>
          </table:table-cell>
          <table:table-cell office:value-type="float" office:value="2.56668" calcext:value-type="float">
            <text:p>2.56668</text:p>
          </table:table-cell>
          <table:table-cell office:value-type="float" office:value="2.54733" calcext:value-type="float">
            <text:p>2.54733</text:p>
          </table:table-cell>
          <table:table-cell office:value-type="float" office:value="2.54885" calcext:value-type="float">
            <text:p>2.54885</text:p>
          </table:table-cell>
          <table:table-cell office:value-type="float" office:value="2.53788" calcext:value-type="float">
            <text:p>2.53788</text:p>
          </table:table-cell>
          <table:table-cell office:value-type="float" office:value="2.54063" calcext:value-type="float">
            <text:p>2.54063</text:p>
          </table:table-cell>
          <table:table-cell office:value-type="float" office:value="2.54364" calcext:value-type="float">
            <text:p>2.54364</text:p>
          </table:table-cell>
          <table:table-cell office:value-type="float" office:value="2.538" calcext:value-type="float">
            <text:p>2.538</text:p>
          </table:table-cell>
          <table:table-cell office:value-type="float" office:value="2.54421" calcext:value-type="float">
            <text:p>2.54421</text:p>
          </table:table-cell>
          <table:table-cell office:value-type="float" office:value="2.54709" calcext:value-type="float">
            <text:p>2.54709</text:p>
          </table:table-cell>
        </table:table-row>
        <table:table-row table:style-name="ro1">
          <table:table-cell office:value-type="float" office:value="96000" calcext:value-type="float">
            <text:p>96000</text:p>
          </table:table-cell>
          <table:table-cell table:formula="of:=([.C24]+[.D24]+[.E24]+[.F24]+[.G24]+[.H24]+[.I24]+[.J24]+[.K24]+[.L24])/10" office:value-type="float" office:value="2.775406" calcext:value-type="float">
            <text:p>2.775406</text:p>
          </table:table-cell>
          <table:table-cell office:value-type="float" office:value="2.77905" calcext:value-type="float">
            <text:p>2.77905</text:p>
          </table:table-cell>
          <table:table-cell office:value-type="float" office:value="2.7736" calcext:value-type="float">
            <text:p>2.7736</text:p>
          </table:table-cell>
          <table:table-cell office:value-type="float" office:value="2.76229" calcext:value-type="float">
            <text:p>2.76229</text:p>
          </table:table-cell>
          <table:table-cell office:value-type="float" office:value="2.76652" calcext:value-type="float">
            <text:p>2.76652</text:p>
          </table:table-cell>
          <table:table-cell office:value-type="float" office:value="2.76967" calcext:value-type="float">
            <text:p>2.76967</text:p>
          </table:table-cell>
          <table:table-cell office:value-type="float" office:value="2.77378" calcext:value-type="float">
            <text:p>2.77378</text:p>
          </table:table-cell>
          <table:table-cell office:value-type="float" office:value="2.76756" calcext:value-type="float">
            <text:p>2.76756</text:p>
          </table:table-cell>
          <table:table-cell office:value-type="float" office:value="2.81517" calcext:value-type="float">
            <text:p>2.81517</text:p>
          </table:table-cell>
          <table:table-cell office:value-type="float" office:value="2.77177" calcext:value-type="float">
            <text:p>2.77177</text:p>
          </table:table-cell>
          <table:table-cell office:value-type="float" office:value="2.77465" calcext:value-type="float">
            <text:p>2.77465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table:formula="of:=([.C25]+[.D25]+[.E25]+[.F25]+[.G25]+[.H25]+[.I25]+[.J25]+[.K25]+[.L25])/10" office:value-type="float" office:value="3.007505" calcext:value-type="float">
            <text:p>3.007505</text:p>
          </table:table-cell>
          <table:table-cell office:value-type="float" office:value="3.02452" calcext:value-type="float">
            <text:p>3.02452</text:p>
          </table:table-cell>
          <table:table-cell office:value-type="float" office:value="3.00519" calcext:value-type="float">
            <text:p>3.00519</text:p>
          </table:table-cell>
          <table:table-cell office:value-type="float" office:value="2.98664" calcext:value-type="float">
            <text:p>2.98664</text:p>
          </table:table-cell>
          <table:table-cell office:value-type="float" office:value="3.01231" calcext:value-type="float">
            <text:p>3.01231</text:p>
          </table:table-cell>
          <table:table-cell office:value-type="float" office:value="3.00579" calcext:value-type="float">
            <text:p>3.00579</text:p>
          </table:table-cell>
          <table:table-cell office:value-type="float" office:value="3.00637" calcext:value-type="float">
            <text:p>3.00637</text:p>
          </table:table-cell>
          <table:table-cell office:value-type="float" office:value="3.00016" calcext:value-type="float">
            <text:p>3.00016</text:p>
          </table:table-cell>
          <table:table-cell office:value-type="float" office:value="3.01202" calcext:value-type="float">
            <text:p>3.01202</text:p>
          </table:table-cell>
          <table:table-cell office:value-type="float" office:value="3.01917" calcext:value-type="float">
            <text:p>3.01917</text:p>
          </table:table-cell>
          <table:table-cell office:value-type="float" office:value="3.00288" calcext:value-type="float">
            <text:p>3.00288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5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table:style-name="ce2" table:formula="of:=([.C28]+[.D28]+[.E28]+[.F28]+[.G28]+[.H28]+[.I28]+[.J28]+[.K28]+[.L28])/10" office:value-type="float" office:value="0.013685" calcext:value-type="float">
            <text:p>0.013685</text:p>
          </table:table-cell>
          <table:table-cell table:style-name="ce2" office:value-type="float" office:value="0.015815" calcext:value-type="float">
            <text:p>0.015815</text:p>
          </table:table-cell>
          <table:table-cell table:style-name="ce2" office:value-type="float" office:value="0.013838" calcext:value-type="float">
            <text:p>0.013838</text:p>
          </table:table-cell>
          <table:table-cell table:style-name="ce2" office:value-type="float" office:value="0.013877" calcext:value-type="float">
            <text:p>0.013877</text:p>
          </table:table-cell>
          <table:table-cell table:style-name="ce2" office:value-type="float" office:value="0.013443" calcext:value-type="float">
            <text:p>0.013443</text:p>
          </table:table-cell>
          <table:table-cell table:style-name="ce2" office:value-type="float" office:value="0.013081" calcext:value-type="float">
            <text:p>0.013081</text:p>
          </table:table-cell>
          <table:table-cell table:style-name="ce2" office:value-type="float" office:value="0.013609" calcext:value-type="float">
            <text:p>0.013609</text:p>
          </table:table-cell>
          <table:table-cell table:style-name="ce2" office:value-type="float" office:value="0.013489" calcext:value-type="float">
            <text:p>0.013489</text:p>
          </table:table-cell>
          <table:table-cell table:style-name="ce2" office:value-type="float" office:value="0.013323" calcext:value-type="float">
            <text:p>0.013323</text:p>
          </table:table-cell>
          <table:table-cell table:style-name="ce2" office:value-type="float" office:value="0.013198" calcext:value-type="float">
            <text:p>0.013198</text:p>
          </table:table-cell>
          <table:table-cell table:style-name="ce2" office:value-type="float" office:value="0.013177" calcext:value-type="float">
            <text:p>0.013177</text:p>
          </table:table-cell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ce2" table:formula="of:=([.C29]+[.D29]+[.E29]+[.F29]+[.G29]+[.H29]+[.I29]+[.J29]+[.K29]+[.L29])/10" office:value-type="float" office:value="0.0524105" calcext:value-type="float">
            <text:p>0.0524105</text:p>
          </table:table-cell>
          <table:table-cell table:style-name="ce2" office:value-type="float" office:value="0.05373" calcext:value-type="float">
            <text:p>0.05373</text:p>
          </table:table-cell>
          <table:table-cell table:style-name="ce2" office:value-type="float" office:value="0.053368" calcext:value-type="float">
            <text:p>0.053368</text:p>
          </table:table-cell>
          <table:table-cell table:style-name="ce2" office:value-type="float" office:value="0.051914" calcext:value-type="float">
            <text:p>0.051914</text:p>
          </table:table-cell>
          <table:table-cell table:style-name="ce2" office:value-type="float" office:value="0.052557" calcext:value-type="float">
            <text:p>0.052557</text:p>
          </table:table-cell>
          <table:table-cell table:style-name="ce2" office:value-type="float" office:value="0.05229" calcext:value-type="float">
            <text:p>0.05229</text:p>
          </table:table-cell>
          <table:table-cell table:style-name="ce2" office:value-type="float" office:value="0.052022" calcext:value-type="float">
            <text:p>0.052022</text:p>
          </table:table-cell>
          <table:table-cell table:style-name="ce2" office:value-type="float" office:value="0.051955" calcext:value-type="float">
            <text:p>0.051955</text:p>
          </table:table-cell>
          <table:table-cell table:style-name="ce2" office:value-type="float" office:value="0.051873" calcext:value-type="float">
            <text:p>0.051873</text:p>
          </table:table-cell>
          <table:table-cell table:style-name="ce2" office:value-type="float" office:value="0.052015" calcext:value-type="float">
            <text:p>0.052015</text:p>
          </table:table-cell>
          <table:table-cell table:style-name="ce2" office:value-type="float" office:value="0.052381" calcext:value-type="float">
            <text:p>0.052381</text:p>
          </table:table-cell>
        </table:table-row>
        <table:table-row table:style-name="ro1">
          <table:table-cell table:style-name="ce2" office:value-type="float" office:value="12000" calcext:value-type="float">
            <text:p>12000</text:p>
          </table:table-cell>
          <table:table-cell table:style-name="ce2" table:formula="of:=([.C30]+[.D30]+[.E30]+[.F30]+[.G30]+[.H30]+[.I30]+[.J30]+[.K30]+[.L30])/10" office:value-type="float" office:value="0.1178577" calcext:value-type="float">
            <text:p>0.1178577</text:p>
          </table:table-cell>
          <table:table-cell table:style-name="ce2" office:value-type="float" office:value="0.118764" calcext:value-type="float">
            <text:p>0.118764</text:p>
          </table:table-cell>
          <table:table-cell table:style-name="ce2" office:value-type="float" office:value="0.118507" calcext:value-type="float">
            <text:p>0.118507</text:p>
          </table:table-cell>
          <table:table-cell table:style-name="ce2" office:value-type="float" office:value="0.117751" calcext:value-type="float">
            <text:p>0.117751</text:p>
          </table:table-cell>
          <table:table-cell table:style-name="ce2" office:value-type="float" office:value="0.118963" calcext:value-type="float">
            <text:p>0.118963</text:p>
          </table:table-cell>
          <table:table-cell table:style-name="ce2" office:value-type="float" office:value="0.115943" calcext:value-type="float">
            <text:p>0.115943</text:p>
          </table:table-cell>
          <table:table-cell table:style-name="ce2" office:value-type="float" office:value="0.117675" calcext:value-type="float">
            <text:p>0.117675</text:p>
          </table:table-cell>
          <table:table-cell table:style-name="ce2" office:value-type="float" office:value="0.118301" calcext:value-type="float">
            <text:p>0.118301</text:p>
          </table:table-cell>
          <table:table-cell table:style-name="ce2" office:value-type="float" office:value="0.116267" calcext:value-type="float">
            <text:p>0.116267</text:p>
          </table:table-cell>
          <table:table-cell table:style-name="ce2" office:value-type="float" office:value="0.118005" calcext:value-type="float">
            <text:p>0.118005</text:p>
          </table:table-cell>
          <table:table-cell table:style-name="ce2" office:value-type="float" office:value="0.118401" calcext:value-type="float">
            <text:p>0.118401</text:p>
          </table:table-cell>
        </table:table-row>
        <table:table-row table:style-name="ro1">
          <table:table-cell table:style-name="ce2" office:value-type="float" office:value="16000" calcext:value-type="float">
            <text:p>16000</text:p>
          </table:table-cell>
          <table:table-cell table:style-name="ce2" table:formula="of:=([.C31]+[.D31]+[.E31]+[.F31]+[.G31]+[.H31]+[.I31]+[.J31]+[.K31]+[.L31])/10" office:value-type="float" office:value="0.2093507" calcext:value-type="float">
            <text:p>0.2093507</text:p>
          </table:table-cell>
          <table:table-cell table:style-name="ce2" office:value-type="float" office:value="0.211666" calcext:value-type="float">
            <text:p>0.211666</text:p>
          </table:table-cell>
          <table:table-cell table:style-name="ce2" office:value-type="float" office:value="0.207448" calcext:value-type="float">
            <text:p>0.207448</text:p>
          </table:table-cell>
          <table:table-cell table:style-name="ce2" office:value-type="float" office:value="0.209642" calcext:value-type="float">
            <text:p>0.209642</text:p>
          </table:table-cell>
          <table:table-cell table:style-name="ce2" office:value-type="float" office:value="0.210768" calcext:value-type="float">
            <text:p>0.210768</text:p>
          </table:table-cell>
          <table:table-cell table:style-name="ce2" office:value-type="float" office:value="0.208424" calcext:value-type="float">
            <text:p>0.208424</text:p>
          </table:table-cell>
          <table:table-cell table:style-name="ce2" office:value-type="float" office:value="0.210479" calcext:value-type="float">
            <text:p>0.210479</text:p>
          </table:table-cell>
          <table:table-cell table:style-name="ce2" office:value-type="float" office:value="0.209203" calcext:value-type="float">
            <text:p>0.209203</text:p>
          </table:table-cell>
          <table:table-cell table:style-name="ce2" office:value-type="float" office:value="0.208874" calcext:value-type="float">
            <text:p>0.208874</text:p>
          </table:table-cell>
          <table:table-cell table:style-name="ce2" office:value-type="float" office:value="0.20819" calcext:value-type="float">
            <text:p>0.20819</text:p>
          </table:table-cell>
          <table:table-cell table:style-name="ce2" office:value-type="float" office:value="0.208813" calcext:value-type="float">
            <text:p>0.208813</text:p>
          </table:table-cell>
        </table:table-row>
        <table:table-row table:style-name="ro1">
          <table:table-cell table:style-name="ce2" office:value-type="float" office:value="20000" calcext:value-type="float">
            <text:p>20000</text:p>
          </table:table-cell>
          <table:table-cell table:style-name="ce2" table:formula="of:=([.C32]+[.D32]+[.E32]+[.F32]+[.G32]+[.H32]+[.I32]+[.J32]+[.K32]+[.L32])/10" office:value-type="float" office:value="0.3272508" calcext:value-type="float">
            <text:p>0.3272508</text:p>
          </table:table-cell>
          <table:table-cell table:style-name="ce2" office:value-type="float" office:value="0.330689" calcext:value-type="float">
            <text:p>0.330689</text:p>
          </table:table-cell>
          <table:table-cell table:style-name="ce2" office:value-type="float" office:value="0.326415" calcext:value-type="float">
            <text:p>0.326415</text:p>
          </table:table-cell>
          <table:table-cell table:style-name="ce2" office:value-type="float" office:value="0.325613" calcext:value-type="float">
            <text:p>0.325613</text:p>
          </table:table-cell>
          <table:table-cell table:style-name="ce2" office:value-type="float" office:value="0.327564" calcext:value-type="float">
            <text:p>0.327564</text:p>
          </table:table-cell>
          <table:table-cell table:style-name="ce2" office:value-type="float" office:value="0.327145" calcext:value-type="float">
            <text:p>0.327145</text:p>
          </table:table-cell>
          <table:table-cell table:style-name="ce2" office:value-type="float" office:value="0.325313" calcext:value-type="float">
            <text:p>0.325313</text:p>
          </table:table-cell>
          <table:table-cell table:style-name="ce2" office:value-type="float" office:value="0.327163" calcext:value-type="float">
            <text:p>0.327163</text:p>
          </table:table-cell>
          <table:table-cell table:style-name="ce2" office:value-type="float" office:value="0.325724" calcext:value-type="float">
            <text:p>0.325724</text:p>
          </table:table-cell>
          <table:table-cell table:style-name="ce2" office:value-type="float" office:value="0.328232" calcext:value-type="float">
            <text:p>0.328232</text:p>
          </table:table-cell>
          <table:table-cell table:style-name="ce2" office:value-type="float" office:value="0.32865" calcext:value-type="float">
            <text:p>0.32865</text:p>
          </table:table-cell>
        </table:table-row>
        <table:table-row table:style-name="ro1">
          <table:table-cell table:style-name="ce2" office:value-type="float" office:value="24000" calcext:value-type="float">
            <text:p>24000</text:p>
          </table:table-cell>
          <table:table-cell table:style-name="ce2" table:formula="of:=([.C33]+[.D33]+[.E33]+[.F33]+[.G33]+[.H33]+[.I33]+[.J33]+[.K33]+[.L33])/10" office:value-type="float" office:value="0.4726259" calcext:value-type="float">
            <text:p>0.4726259</text:p>
          </table:table-cell>
          <table:table-cell table:style-name="ce2" office:value-type="float" office:value="0.47489" calcext:value-type="float">
            <text:p>0.47489</text:p>
          </table:table-cell>
          <table:table-cell table:style-name="ce2" office:value-type="float" office:value="0.47257" calcext:value-type="float">
            <text:p>0.47257</text:p>
          </table:table-cell>
          <table:table-cell table:style-name="ce2" office:value-type="float" office:value="0.471294" calcext:value-type="float">
            <text:p>0.471294</text:p>
          </table:table-cell>
          <table:table-cell table:style-name="ce2" office:value-type="float" office:value="0.475906" calcext:value-type="float">
            <text:p>0.475906</text:p>
          </table:table-cell>
          <table:table-cell table:style-name="ce2" office:value-type="float" office:value="0.472859" calcext:value-type="float">
            <text:p>0.472859</text:p>
          </table:table-cell>
          <table:table-cell table:style-name="ce2" office:value-type="float" office:value="0.472806" calcext:value-type="float">
            <text:p>0.472806</text:p>
          </table:table-cell>
          <table:table-cell table:style-name="ce2" office:value-type="float" office:value="0.469554" calcext:value-type="float">
            <text:p>0.469554</text:p>
          </table:table-cell>
          <table:table-cell table:style-name="ce2" office:value-type="float" office:value="0.472091" calcext:value-type="float">
            <text:p>0.472091</text:p>
          </table:table-cell>
          <table:table-cell table:style-name="ce2" office:value-type="float" office:value="0.472361" calcext:value-type="float">
            <text:p>0.472361</text:p>
          </table:table-cell>
          <table:table-cell table:style-name="ce2" office:value-type="float" office:value="0.471928" calcext:value-type="float">
            <text:p>0.471928</text:p>
          </table:table-cell>
        </table:table-row>
        <table:table-row table:style-name="ro1">
          <table:table-cell table:style-name="ce2" office:value-type="float" office:value="28000" calcext:value-type="float">
            <text:p>28000</text:p>
          </table:table-cell>
          <table:table-cell table:style-name="ce2" table:formula="of:=([.C34]+[.D34]+[.E34]+[.F34]+[.G34]+[.H34]+[.I34]+[.J34]+[.K34]+[.L34])/10" office:value-type="float" office:value="0.6425901" calcext:value-type="float">
            <text:p>0.6425901</text:p>
          </table:table-cell>
          <table:table-cell table:style-name="ce2" office:value-type="float" office:value="0.649738" calcext:value-type="float">
            <text:p>0.649738</text:p>
          </table:table-cell>
          <table:table-cell table:style-name="ce2" office:value-type="float" office:value="0.641361" calcext:value-type="float">
            <text:p>0.641361</text:p>
          </table:table-cell>
          <table:table-cell table:style-name="ce2" office:value-type="float" office:value="0.640661" calcext:value-type="float">
            <text:p>0.640661</text:p>
          </table:table-cell>
          <table:table-cell table:style-name="ce2" office:value-type="float" office:value="0.645246" calcext:value-type="float">
            <text:p>0.645246</text:p>
          </table:table-cell>
          <table:table-cell table:style-name="ce2" office:value-type="float" office:value="0.643897" calcext:value-type="float">
            <text:p>0.643897</text:p>
          </table:table-cell>
          <table:table-cell table:style-name="ce2" office:value-type="float" office:value="0.64065" calcext:value-type="float">
            <text:p>0.64065</text:p>
          </table:table-cell>
          <table:table-cell table:style-name="ce2" office:value-type="float" office:value="0.642299" calcext:value-type="float">
            <text:p>0.642299</text:p>
          </table:table-cell>
          <table:table-cell table:style-name="ce2" office:value-type="float" office:value="0.640795" calcext:value-type="float">
            <text:p>0.640795</text:p>
          </table:table-cell>
          <table:table-cell table:style-name="ce2" office:value-type="float" office:value="0.642646" calcext:value-type="float">
            <text:p>0.642646</text:p>
          </table:table-cell>
          <table:table-cell table:style-name="ce2" office:value-type="float" office:value="0.638608" calcext:value-type="float">
            <text:p>0.638608</text:p>
          </table:table-cell>
        </table:table-row>
        <table:table-row table:style-name="ro1">
          <table:table-cell table:style-name="ce2" office:value-type="float" office:value="32000" calcext:value-type="float">
            <text:p>32000</text:p>
          </table:table-cell>
          <table:table-cell table:style-name="ce2" table:formula="of:=([.C35]+[.D35]+[.E35]+[.F35]+[.G35]+[.H35]+[.I35]+[.J35]+[.K35]+[.L35])/10" office:value-type="float" office:value="0.8407799" calcext:value-type="float">
            <text:p>0.8407799</text:p>
          </table:table-cell>
          <table:table-cell table:style-name="ce2" office:value-type="float" office:value="0.841205" calcext:value-type="float">
            <text:p>0.841205</text:p>
          </table:table-cell>
          <table:table-cell table:style-name="ce2" office:value-type="float" office:value="0.837072" calcext:value-type="float">
            <text:p>0.837072</text:p>
          </table:table-cell>
          <table:table-cell table:style-name="ce2" office:value-type="float" office:value="0.841635" calcext:value-type="float">
            <text:p>0.841635</text:p>
          </table:table-cell>
          <table:table-cell table:style-name="ce2" office:value-type="float" office:value="0.837355" calcext:value-type="float">
            <text:p>0.837355</text:p>
          </table:table-cell>
          <table:table-cell table:style-name="ce2" office:value-type="float" office:value="0.838963" calcext:value-type="float">
            <text:p>0.838963</text:p>
          </table:table-cell>
          <table:table-cell table:style-name="ce2" office:value-type="float" office:value="0.841081" calcext:value-type="float">
            <text:p>0.841081</text:p>
          </table:table-cell>
          <table:table-cell table:style-name="ce2" office:value-type="float" office:value="0.840729" calcext:value-type="float">
            <text:p>0.840729</text:p>
          </table:table-cell>
          <table:table-cell table:style-name="ce2" office:value-type="float" office:value="0.840952" calcext:value-type="float">
            <text:p>0.840952</text:p>
          </table:table-cell>
          <table:table-cell table:style-name="ce2" office:value-type="float" office:value="0.846019" calcext:value-type="float">
            <text:p>0.846019</text:p>
          </table:table-cell>
          <table:table-cell table:style-name="ce2" office:value-type="float" office:value="0.842788" calcext:value-type="float">
            <text:p>0.842788</text:p>
          </table:table-cell>
        </table:table-row>
        <table:table-row table:style-name="ro1">
          <table:table-cell table:style-name="ce2" office:value-type="float" office:value="36000" calcext:value-type="float">
            <text:p>36000</text:p>
          </table:table-cell>
          <table:table-cell table:style-name="ce2" table:formula="of:=([.C36]+[.D36]+[.E36]+[.F36]+[.G36]+[.H36]+[.I36]+[.J36]+[.K36]+[.L36])/10" office:value-type="float" office:value="1.06255" calcext:value-type="float">
            <text:p>1.06255</text:p>
          </table:table-cell>
          <table:table-cell table:style-name="ce2" office:value-type="float" office:value="1.06509" calcext:value-type="float">
            <text:p>1.06509</text:p>
          </table:table-cell>
          <table:table-cell table:style-name="ce2" office:value-type="float" office:value="1.05846" calcext:value-type="float">
            <text:p>1.05846</text:p>
          </table:table-cell>
          <table:table-cell table:style-name="ce2" office:value-type="float" office:value="1.06711" calcext:value-type="float">
            <text:p>1.06711</text:p>
          </table:table-cell>
          <table:table-cell table:style-name="ce2" office:value-type="float" office:value="1.06503" calcext:value-type="float">
            <text:p>1.06503</text:p>
          </table:table-cell>
          <table:table-cell table:style-name="ce2" office:value-type="float" office:value="1.06461" calcext:value-type="float">
            <text:p>1.06461</text:p>
          </table:table-cell>
          <table:table-cell table:style-name="ce2" office:value-type="float" office:value="1.06287" calcext:value-type="float">
            <text:p>1.06287</text:p>
          </table:table-cell>
          <table:table-cell table:style-name="ce2" office:value-type="float" office:value="1.06443" calcext:value-type="float">
            <text:p>1.06443</text:p>
          </table:table-cell>
          <table:table-cell table:style-name="ce2" office:value-type="float" office:value="1.05671" calcext:value-type="float">
            <text:p>1.05671</text:p>
          </table:table-cell>
          <table:table-cell table:style-name="ce2" office:value-type="float" office:value="1.06282" calcext:value-type="float">
            <text:p>1.06282</text:p>
          </table:table-cell>
          <table:table-cell table:style-name="ce2" office:value-type="float" office:value="1.05837" calcext:value-type="float">
            <text:p>1.05837</text:p>
          </table:table-cell>
        </table:table-row>
        <table:table-row table:style-name="ro1">
          <table:table-cell table:style-name="ce2" office:value-type="float" office:value="40000" calcext:value-type="float">
            <text:p>40000</text:p>
          </table:table-cell>
          <table:table-cell table:style-name="ce2" table:formula="of:=([.C37]+[.D37]+[.E37]+[.F37]+[.G37]+[.H37]+[.I37]+[.J37]+[.K37]+[.L37])/10" office:value-type="float" office:value="1.309767" calcext:value-type="float">
            <text:p>1.309767</text:p>
          </table:table-cell>
          <table:table-cell table:style-name="ce2" office:value-type="float" office:value="1.31332" calcext:value-type="float">
            <text:p>1.31332</text:p>
          </table:table-cell>
          <table:table-cell table:style-name="ce2" office:value-type="float" office:value="1.30718" calcext:value-type="float">
            <text:p>1.30718</text:p>
          </table:table-cell>
          <table:table-cell table:style-name="ce2" office:value-type="float" office:value="1.30386" calcext:value-type="float">
            <text:p>1.30386</text:p>
          </table:table-cell>
          <table:table-cell table:style-name="ce2" office:value-type="float" office:value="1.3083" calcext:value-type="float">
            <text:p>1.3083</text:p>
          </table:table-cell>
          <table:table-cell table:style-name="ce2" office:value-type="float" office:value="1.31149" calcext:value-type="float">
            <text:p>1.31149</text:p>
          </table:table-cell>
          <table:table-cell table:style-name="ce2" office:value-type="float" office:value="1.31338" calcext:value-type="float">
            <text:p>1.31338</text:p>
          </table:table-cell>
          <table:table-cell table:style-name="ce2" office:value-type="float" office:value="1.31174" calcext:value-type="float">
            <text:p>1.31174</text:p>
          </table:table-cell>
          <table:table-cell table:style-name="ce2" office:value-type="float" office:value="1.31129" calcext:value-type="float">
            <text:p>1.31129</text:p>
          </table:table-cell>
          <table:table-cell table:style-name="ce2" office:value-type="float" office:value="1.30973" calcext:value-type="float">
            <text:p>1.30973</text:p>
          </table:table-cell>
          <table:table-cell table:style-name="ce2" office:value-type="float" office:value="1.30738" calcext:value-type="float">
            <text:p>1.30738</text:p>
          </table:table-cell>
        </table:table-row>
        <table:table-row table:style-name="ro1">
          <table:table-cell table:style-name="ce2" office:value-type="float" office:value="44000" calcext:value-type="float">
            <text:p>44000</text:p>
          </table:table-cell>
          <table:table-cell table:style-name="ce2" table:formula="of:=([.C38]+[.D38]+[.E38]+[.F38]+[.G38]+[.H38]+[.I38]+[.J38]+[.K38]+[.L38])/10" office:value-type="float" office:value="1.582734" calcext:value-type="float">
            <text:p>1.582734</text:p>
          </table:table-cell>
          <table:table-cell table:style-name="ce2" office:value-type="float" office:value="1.58449" calcext:value-type="float">
            <text:p>1.58449</text:p>
          </table:table-cell>
          <table:table-cell table:style-name="ce2" office:value-type="float" office:value="1.58847" calcext:value-type="float">
            <text:p>1.58847</text:p>
          </table:table-cell>
          <table:table-cell table:style-name="ce2" office:value-type="float" office:value="1.58432" calcext:value-type="float">
            <text:p>1.58432</text:p>
          </table:table-cell>
          <table:table-cell table:style-name="ce2" office:value-type="float" office:value="1.5789" calcext:value-type="float">
            <text:p>1.5789</text:p>
          </table:table-cell>
          <table:table-cell table:style-name="ce2" office:value-type="float" office:value="1.58302" calcext:value-type="float">
            <text:p>1.58302</text:p>
          </table:table-cell>
          <table:table-cell table:style-name="ce2" office:value-type="float" office:value="1.58227" calcext:value-type="float">
            <text:p>1.58227</text:p>
          </table:table-cell>
          <table:table-cell table:style-name="ce2" office:value-type="float" office:value="1.58163" calcext:value-type="float">
            <text:p>1.58163</text:p>
          </table:table-cell>
          <table:table-cell table:style-name="ce2" office:value-type="float" office:value="1.5838" calcext:value-type="float">
            <text:p>1.5838</text:p>
          </table:table-cell>
          <table:table-cell table:style-name="ce2" office:value-type="float" office:value="1.58846" calcext:value-type="float">
            <text:p>1.58846</text:p>
          </table:table-cell>
          <table:table-cell table:style-name="ce2" office:value-type="float" office:value="1.57198" calcext:value-type="float">
            <text:p>1.57198</text:p>
          </table:table-cell>
        </table:table-row>
        <table:table-row table:style-name="ro1">
          <table:table-cell table:style-name="ce2" office:value-type="float" office:value="48000" calcext:value-type="float">
            <text:p>48000</text:p>
          </table:table-cell>
          <table:table-cell table:style-name="ce2" table:formula="of:=([.C39]+[.D39]+[.E39]+[.F39]+[.G39]+[.H39]+[.I39]+[.J39]+[.K39]+[.L39])/10" office:value-type="float" office:value="1.89902" calcext:value-type="float">
            <text:p>1.89902</text:p>
          </table:table-cell>
          <table:table-cell table:style-name="ce2" office:value-type="float" office:value="1.91424" calcext:value-type="float">
            <text:p>1.91424</text:p>
          </table:table-cell>
          <table:table-cell table:style-name="ce2" office:value-type="float" office:value="1.89734" calcext:value-type="float">
            <text:p>1.89734</text:p>
          </table:table-cell>
          <table:table-cell table:style-name="ce2" office:value-type="float" office:value="1.89071" calcext:value-type="float">
            <text:p>1.89071</text:p>
          </table:table-cell>
          <table:table-cell table:style-name="ce2" office:value-type="float" office:value="1.9044" calcext:value-type="float">
            <text:p>1.9044</text:p>
          </table:table-cell>
          <table:table-cell table:style-name="ce2" office:value-type="float" office:value="1.89834" calcext:value-type="float">
            <text:p>1.89834</text:p>
          </table:table-cell>
          <table:table-cell table:style-name="ce2" office:value-type="float" office:value="1.90052" calcext:value-type="float">
            <text:p>1.90052</text:p>
          </table:table-cell>
          <table:table-cell table:style-name="ce2" office:value-type="float" office:value="1.90179" calcext:value-type="float">
            <text:p>1.90179</text:p>
          </table:table-cell>
          <table:table-cell table:style-name="ce2" office:value-type="float" office:value="1.89068" calcext:value-type="float">
            <text:p>1.89068</text:p>
          </table:table-cell>
          <table:table-cell table:style-name="ce2" office:value-type="float" office:value="1.8956" calcext:value-type="float">
            <text:p>1.8956</text:p>
          </table:table-cell>
          <table:table-cell table:style-name="ce2" office:value-type="float" office:value="1.89658" calcext:value-type="float">
            <text:p>1.89658</text:p>
          </table:table-cell>
        </table:table-row>
        <table:table-row table:style-name="ro1">
          <table:table-cell table:style-name="ce2" office:value-type="float" office:value="52000" calcext:value-type="float">
            <text:p>52000</text:p>
          </table:table-cell>
          <table:table-cell table:style-name="ce2" table:formula="of:=([.C40]+[.D40]+[.E40]+[.F40]+[.G40]+[.H40]+[.I40]+[.J40]+[.K40]+[.L40])/10" office:value-type="float" office:value="2.221734" calcext:value-type="float">
            <text:p>2.221734</text:p>
          </table:table-cell>
          <table:table-cell table:style-name="ce2" office:value-type="float" office:value="2.21277" calcext:value-type="float">
            <text:p>2.21277</text:p>
          </table:table-cell>
          <table:table-cell table:style-name="ce2" office:value-type="float" office:value="2.2298" calcext:value-type="float">
            <text:p>2.2298</text:p>
          </table:table-cell>
          <table:table-cell table:style-name="ce2" office:value-type="float" office:value="2.23124" calcext:value-type="float">
            <text:p>2.23124</text:p>
          </table:table-cell>
          <table:table-cell table:style-name="ce2" office:value-type="float" office:value="2.22487" calcext:value-type="float">
            <text:p>2.22487</text:p>
          </table:table-cell>
          <table:table-cell table:style-name="ce2" office:value-type="float" office:value="2.21958" calcext:value-type="float">
            <text:p>2.21958</text:p>
          </table:table-cell>
          <table:table-cell table:style-name="ce2" office:value-type="float" office:value="2.21953" calcext:value-type="float">
            <text:p>2.21953</text:p>
          </table:table-cell>
          <table:table-cell table:style-name="ce2" office:value-type="float" office:value="2.21698" calcext:value-type="float">
            <text:p>2.21698</text:p>
          </table:table-cell>
          <table:table-cell table:style-name="ce2" office:value-type="float" office:value="2.21356" calcext:value-type="float">
            <text:p>2.21356</text:p>
          </table:table-cell>
          <table:table-cell table:style-name="ce2" office:value-type="float" office:value="2.23414" calcext:value-type="float">
            <text:p>2.23414</text:p>
          </table:table-cell>
          <table:table-cell table:style-name="ce2" office:value-type="float" office:value="2.21487" calcext:value-type="float">
            <text:p>2.21487</text:p>
          </table:table-cell>
        </table:table-row>
        <table:table-row table:style-name="ro1">
          <table:table-cell table:style-name="ce2" office:value-type="float" office:value="56000" calcext:value-type="float">
            <text:p>56000</text:p>
          </table:table-cell>
          <table:table-cell table:style-name="ce2" table:formula="of:=([.C41]+[.D41]+[.E41]+[.F41]+[.G41]+[.H41]+[.I41]+[.J41]+[.K41]+[.L41])/10" office:value-type="float" office:value="2.57781" calcext:value-type="float">
            <text:p>2.57781</text:p>
          </table:table-cell>
          <table:table-cell table:style-name="ce2" office:value-type="float" office:value="2.59069" calcext:value-type="float">
            <text:p>2.59069</text:p>
          </table:table-cell>
          <table:table-cell table:style-name="ce2" office:value-type="float" office:value="2.57862" calcext:value-type="float">
            <text:p>2.57862</text:p>
          </table:table-cell>
          <table:table-cell table:style-name="ce2" office:value-type="float" office:value="2.58105" calcext:value-type="float">
            <text:p>2.58105</text:p>
          </table:table-cell>
          <table:table-cell table:style-name="ce2" office:value-type="float" office:value="2.56523" calcext:value-type="float">
            <text:p>2.56523</text:p>
          </table:table-cell>
          <table:table-cell table:style-name="ce2" office:value-type="float" office:value="2.58213" calcext:value-type="float">
            <text:p>2.58213</text:p>
          </table:table-cell>
          <table:table-cell table:style-name="ce2" office:value-type="float" office:value="2.57924" calcext:value-type="float">
            <text:p>2.57924</text:p>
          </table:table-cell>
          <table:table-cell table:style-name="ce2" office:value-type="float" office:value="2.58519" calcext:value-type="float">
            <text:p>2.58519</text:p>
          </table:table-cell>
          <table:table-cell table:style-name="ce2" office:value-type="float" office:value="2.57598" calcext:value-type="float">
            <text:p>2.57598</text:p>
          </table:table-cell>
          <table:table-cell table:style-name="ce2" office:value-type="float" office:value="2.57551" calcext:value-type="float">
            <text:p>2.57551</text:p>
          </table:table-cell>
          <table:table-cell table:style-name="ce2" office:value-type="float" office:value="2.56446" calcext:value-type="float">
            <text:p>2.56446</text:p>
          </table:table-cell>
        </table:table-row>
        <table:table-row table:style-name="ro1">
          <table:table-cell table:style-name="ce2" office:value-type="float" office:value="60000" calcext:value-type="float">
            <text:p>60000</text:p>
          </table:table-cell>
          <table:table-cell table:style-name="ce2" table:formula="of:=([.C42]+[.D42]+[.E42]+[.F42]+[.G42]+[.H42]+[.I42]+[.J42]+[.K42]+[.L42])/10" office:value-type="float" office:value="2.957033" calcext:value-type="float">
            <text:p>2.957033</text:p>
          </table:table-cell>
          <table:table-cell table:style-name="ce2" office:value-type="float" office:value="2.96842" calcext:value-type="float">
            <text:p>2.96842</text:p>
          </table:table-cell>
          <table:table-cell table:style-name="ce2" office:value-type="float" office:value="2.96099" calcext:value-type="float">
            <text:p>2.96099</text:p>
          </table:table-cell>
          <table:table-cell table:style-name="ce2" office:value-type="float" office:value="2.95463" calcext:value-type="float">
            <text:p>2.95463</text:p>
          </table:table-cell>
          <table:table-cell table:style-name="ce2" office:value-type="float" office:value="2.95565" calcext:value-type="float">
            <text:p>2.95565</text:p>
          </table:table-cell>
          <table:table-cell table:style-name="ce2" office:value-type="float" office:value="2.95234" calcext:value-type="float">
            <text:p>2.95234</text:p>
          </table:table-cell>
          <table:table-cell table:style-name="ce2" office:value-type="float" office:value="2.94548" calcext:value-type="float">
            <text:p>2.94548</text:p>
          </table:table-cell>
          <table:table-cell table:style-name="ce2" office:value-type="float" office:value="2.96778" calcext:value-type="float">
            <text:p>2.96778</text:p>
          </table:table-cell>
          <table:table-cell table:style-name="ce2" office:value-type="float" office:value="2.95785" calcext:value-type="float">
            <text:p>2.95785</text:p>
          </table:table-cell>
          <table:table-cell table:style-name="ce2" office:value-type="float" office:value="2.94632" calcext:value-type="float">
            <text:p>2.94632</text:p>
          </table:table-cell>
          <table:table-cell table:style-name="ce2" office:value-type="float" office:value="2.96087" calcext:value-type="float">
            <text:p>2.96087</text:p>
          </table:table-cell>
        </table:table-row>
        <table:table-row table:style-name="ro1">
          <table:table-cell table:style-name="ce2" office:value-type="float" office:value="64000" calcext:value-type="float">
            <text:p>64000</text:p>
          </table:table-cell>
          <table:table-cell table:style-name="ce2" table:formula="of:=([.C43]+[.D43]+[.E43]+[.F43]+[.G43]+[.H43]+[.I43]+[.J43]+[.K43]+[.L43])/10" office:value-type="float" office:value="3.37416" calcext:value-type="float">
            <text:p>3.37416</text:p>
          </table:table-cell>
          <table:table-cell table:style-name="ce2" office:value-type="float" office:value="3.37833" calcext:value-type="float">
            <text:p>3.37833</text:p>
          </table:table-cell>
          <table:table-cell table:style-name="ce2" office:value-type="float" office:value="3.37839" calcext:value-type="float">
            <text:p>3.37839</text:p>
          </table:table-cell>
          <table:table-cell table:style-name="ce2" office:value-type="float" office:value="3.36595" calcext:value-type="float">
            <text:p>3.36595</text:p>
          </table:table-cell>
          <table:table-cell table:style-name="ce2" office:value-type="float" office:value="3.3745" calcext:value-type="float">
            <text:p>3.3745</text:p>
          </table:table-cell>
          <table:table-cell table:style-name="ce2" office:value-type="float" office:value="3.38828" calcext:value-type="float">
            <text:p>3.38828</text:p>
          </table:table-cell>
          <table:table-cell table:style-name="ce2" office:value-type="float" office:value="3.37542" calcext:value-type="float">
            <text:p>3.37542</text:p>
          </table:table-cell>
          <table:table-cell table:style-name="ce2" office:value-type="float" office:value="3.35572" calcext:value-type="float">
            <text:p>3.35572</text:p>
          </table:table-cell>
          <table:table-cell table:style-name="ce2" office:value-type="float" office:value="3.38592" calcext:value-type="float">
            <text:p>3.38592</text:p>
          </table:table-cell>
          <table:table-cell table:style-name="ce2" office:value-type="float" office:value="3.36773" calcext:value-type="float">
            <text:p>3.36773</text:p>
          </table:table-cell>
          <table:table-cell table:style-name="ce2" office:value-type="float" office:value="3.37136" calcext:value-type="float">
            <text:p>3.37136</text:p>
          </table:table-cell>
        </table:table-row>
        <table:table-row table:style-name="ro1">
          <table:table-cell table:style-name="ce2" office:value-type="float" office:value="68000" calcext:value-type="float">
            <text:p>68000</text:p>
          </table:table-cell>
          <table:table-cell table:style-name="ce2" table:formula="of:=([.C44]+[.D44]+[.E44]+[.F44]+[.G44]+[.H44]+[.I44]+[.J44]+[.K44]+[.L44])/10" office:value-type="float" office:value="3.795755" calcext:value-type="float">
            <text:p>3.795755</text:p>
          </table:table-cell>
          <table:table-cell table:style-name="ce2" office:value-type="float" office:value="3.84553" calcext:value-type="float">
            <text:p>3.84553</text:p>
          </table:table-cell>
          <table:table-cell table:style-name="ce2" office:value-type="float" office:value="3.78194" calcext:value-type="float">
            <text:p>3.78194</text:p>
          </table:table-cell>
          <table:table-cell table:style-name="ce2" office:value-type="float" office:value="3.79663" calcext:value-type="float">
            <text:p>3.79663</text:p>
          </table:table-cell>
          <table:table-cell table:style-name="ce2" office:value-type="float" office:value="3.79244" calcext:value-type="float">
            <text:p>3.79244</text:p>
          </table:table-cell>
          <table:table-cell table:style-name="ce2" office:value-type="float" office:value="3.7859" calcext:value-type="float">
            <text:p>3.7859</text:p>
          </table:table-cell>
          <table:table-cell table:style-name="ce2" office:value-type="float" office:value="3.78568" calcext:value-type="float">
            <text:p>3.78568</text:p>
          </table:table-cell>
          <table:table-cell table:style-name="ce2" office:value-type="float" office:value="3.79405" calcext:value-type="float">
            <text:p>3.79405</text:p>
          </table:table-cell>
          <table:table-cell table:style-name="ce2" office:value-type="float" office:value="3.78215" calcext:value-type="float">
            <text:p>3.78215</text:p>
          </table:table-cell>
          <table:table-cell table:style-name="ce2" office:value-type="float" office:value="3.78757" calcext:value-type="float">
            <text:p>3.78757</text:p>
          </table:table-cell>
          <table:table-cell table:style-name="ce2" office:value-type="float" office:value="3.80566" calcext:value-type="float">
            <text:p>3.80566</text:p>
          </table:table-cell>
        </table:table-row>
        <table:table-row table:style-name="ro1">
          <table:table-cell table:style-name="ce2" office:value-type="float" office:value="72000" calcext:value-type="float">
            <text:p>72000</text:p>
          </table:table-cell>
          <table:table-cell table:style-name="ce2" table:formula="of:=([.C45]+[.D45]+[.E45]+[.F45]+[.G45]+[.H45]+[.I45]+[.J45]+[.K45]+[.L45])/10" office:value-type="float" office:value="4.339826" calcext:value-type="float">
            <text:p>4.339826</text:p>
          </table:table-cell>
          <table:table-cell table:style-name="ce2" office:value-type="float" office:value="4.26068" calcext:value-type="float">
            <text:p>4.26068</text:p>
          </table:table-cell>
          <table:table-cell table:style-name="ce2" office:value-type="float" office:value="4.27159" calcext:value-type="float">
            <text:p>4.27159</text:p>
          </table:table-cell>
          <table:table-cell table:style-name="ce2" office:value-type="float" office:value="4.30665" calcext:value-type="float">
            <text:p>4.30665</text:p>
          </table:table-cell>
          <table:table-cell table:style-name="ce2" office:value-type="float" office:value="4.26938" calcext:value-type="float">
            <text:p>4.26938</text:p>
          </table:table-cell>
          <table:table-cell table:style-name="ce2" office:value-type="float" office:value="4.27734" calcext:value-type="float">
            <text:p>4.27734</text:p>
          </table:table-cell>
          <table:table-cell table:style-name="ce2" office:value-type="float" office:value="4.24834" calcext:value-type="float">
            <text:p>4.24834</text:p>
          </table:table-cell>
          <table:table-cell table:style-name="ce2" office:value-type="float" office:value="4.34983" calcext:value-type="float">
            <text:p>4.34983</text:p>
          </table:table-cell>
          <table:table-cell table:style-name="ce2" office:value-type="float" office:value="4.70495" calcext:value-type="float">
            <text:p>4.70495</text:p>
          </table:table-cell>
          <table:table-cell table:style-name="ce2" office:value-type="float" office:value="4.45725" calcext:value-type="float">
            <text:p>4.45725</text:p>
          </table:table-cell>
          <table:table-cell table:style-name="ce2" office:value-type="float" office:value="4.25225" calcext:value-type="float">
            <text:p>4.25225</text:p>
          </table:table-cell>
        </table:table-row>
        <table:table-row table:style-name="ro1">
          <table:table-cell table:style-name="ce2" office:value-type="float" office:value="76000" calcext:value-type="float">
            <text:p>76000</text:p>
          </table:table-cell>
          <table:table-cell table:style-name="ce2" table:formula="of:=([.C46]+[.D46]+[.E46]+[.F46]+[.G46]+[.H46]+[.I46]+[.J46]+[.K46]+[.L46])/10" office:value-type="float" office:value="4.747083" calcext:value-type="float">
            <text:p>4.747083</text:p>
          </table:table-cell>
          <table:table-cell table:style-name="ce2" office:value-type="float" office:value="4.74331" calcext:value-type="float">
            <text:p>4.74331</text:p>
          </table:table-cell>
          <table:table-cell table:style-name="ce2" office:value-type="float" office:value="4.7399" calcext:value-type="float">
            <text:p>4.7399</text:p>
          </table:table-cell>
          <table:table-cell table:style-name="ce2" office:value-type="float" office:value="4.72654" calcext:value-type="float">
            <text:p>4.72654</text:p>
          </table:table-cell>
          <table:table-cell table:style-name="ce2" office:value-type="float" office:value="4.76194" calcext:value-type="float">
            <text:p>4.76194</text:p>
          </table:table-cell>
          <table:table-cell table:style-name="ce2" office:value-type="float" office:value="4.77072" calcext:value-type="float">
            <text:p>4.77072</text:p>
          </table:table-cell>
          <table:table-cell table:style-name="ce2" office:value-type="float" office:value="4.72571" calcext:value-type="float">
            <text:p>4.72571</text:p>
          </table:table-cell>
          <table:table-cell table:style-name="ce2" office:value-type="float" office:value="4.74901" calcext:value-type="float">
            <text:p>4.74901</text:p>
          </table:table-cell>
          <table:table-cell table:style-name="ce2" office:value-type="float" office:value="4.73356" calcext:value-type="float">
            <text:p>4.73356</text:p>
          </table:table-cell>
          <table:table-cell table:style-name="ce2" office:value-type="float" office:value="4.74395" calcext:value-type="float">
            <text:p>4.74395</text:p>
          </table:table-cell>
          <table:table-cell table:style-name="ce2" office:value-type="float" office:value="4.77619" calcext:value-type="float">
            <text:p>4.77619</text:p>
          </table:table-cell>
        </table:table-row>
        <table:table-row table:style-name="ro1">
          <table:table-cell table:style-name="ce2" office:value-type="float" office:value="80000" calcext:value-type="float">
            <text:p>80000</text:p>
          </table:table-cell>
          <table:table-cell table:style-name="ce2" table:formula="of:=([.C47]+[.D47]+[.E47]+[.F47]+[.G47]+[.H47]+[.I47]+[.J47]+[.K47]+[.L47])/10" office:value-type="float" office:value="5.261537" calcext:value-type="float">
            <text:p>5.261537</text:p>
          </table:table-cell>
          <table:table-cell table:style-name="ce2" office:value-type="float" office:value="5.25542" calcext:value-type="float">
            <text:p>5.25542</text:p>
          </table:table-cell>
          <table:table-cell table:style-name="ce2" office:value-type="float" office:value="5.27023" calcext:value-type="float">
            <text:p>5.27023</text:p>
          </table:table-cell>
          <table:table-cell table:style-name="ce2" office:value-type="float" office:value="5.24186" calcext:value-type="float">
            <text:p>5.24186</text:p>
          </table:table-cell>
          <table:table-cell table:style-name="ce2" office:value-type="float" office:value="5.26192" calcext:value-type="float">
            <text:p>5.26192</text:p>
          </table:table-cell>
          <table:table-cell table:style-name="ce2" office:value-type="float" office:value="5.26386" calcext:value-type="float">
            <text:p>5.26386</text:p>
          </table:table-cell>
          <table:table-cell table:style-name="ce2" office:value-type="float" office:value="5.2973" calcext:value-type="float">
            <text:p>5.2973</text:p>
          </table:table-cell>
          <table:table-cell table:style-name="ce2" office:value-type="float" office:value="5.25218" calcext:value-type="float">
            <text:p>5.25218</text:p>
          </table:table-cell>
          <table:table-cell table:style-name="ce2" office:value-type="float" office:value="5.26294" calcext:value-type="float">
            <text:p>5.26294</text:p>
          </table:table-cell>
          <table:table-cell table:style-name="ce2" office:value-type="float" office:value="5.24744" calcext:value-type="float">
            <text:p>5.24744</text:p>
          </table:table-cell>
          <table:table-cell table:style-name="ce2" office:value-type="float" office:value="5.26222" calcext:value-type="float">
            <text:p>5.26222</text:p>
          </table:table-cell>
        </table:table-row>
        <table:table-row table:style-name="ro1">
          <table:table-cell table:style-name="ce2" office:value-type="float" office:value="84000" calcext:value-type="float">
            <text:p>84000</text:p>
          </table:table-cell>
          <table:table-cell table:style-name="ce2" table:formula="of:=([.C48]+[.D48]+[.E48]+[.F48]+[.G48]+[.H48]+[.I48]+[.J48]+[.K48]+[.L48])/10" office:value-type="float" office:value="5.785753" calcext:value-type="float">
            <text:p>5.785753</text:p>
          </table:table-cell>
          <table:table-cell table:style-name="ce2" office:value-type="float" office:value="5.79045" calcext:value-type="float">
            <text:p>5.79045</text:p>
          </table:table-cell>
          <table:table-cell table:style-name="ce2" office:value-type="float" office:value="5.7972" calcext:value-type="float">
            <text:p>5.7972</text:p>
          </table:table-cell>
          <table:table-cell table:style-name="ce2" office:value-type="float" office:value="5.77781" calcext:value-type="float">
            <text:p>5.77781</text:p>
          </table:table-cell>
          <table:table-cell table:style-name="ce2" office:value-type="float" office:value="5.78846" calcext:value-type="float">
            <text:p>5.78846</text:p>
          </table:table-cell>
          <table:table-cell table:style-name="ce2" office:value-type="float" office:value="5.80487" calcext:value-type="float">
            <text:p>5.80487</text:p>
          </table:table-cell>
          <table:table-cell table:style-name="ce2" office:value-type="float" office:value="5.78074" calcext:value-type="float">
            <text:p>5.78074</text:p>
          </table:table-cell>
          <table:table-cell table:style-name="ce2" office:value-type="float" office:value="5.77372" calcext:value-type="float">
            <text:p>5.77372</text:p>
          </table:table-cell>
          <table:table-cell table:style-name="ce2" office:value-type="float" office:value="5.78082" calcext:value-type="float">
            <text:p>5.78082</text:p>
          </table:table-cell>
          <table:table-cell table:style-name="ce2" office:value-type="float" office:value="5.76297" calcext:value-type="float">
            <text:p>5.76297</text:p>
          </table:table-cell>
          <table:table-cell table:style-name="ce2" office:value-type="float" office:value="5.80049" calcext:value-type="float">
            <text:p>5.80049</text:p>
          </table:table-cell>
        </table:table-row>
        <table:table-row table:style-name="ro1">
          <table:table-cell table:style-name="ce2" office:value-type="float" office:value="88000" calcext:value-type="float">
            <text:p>88000</text:p>
          </table:table-cell>
          <table:table-cell table:style-name="ce2" table:formula="of:=([.C49]+[.D49]+[.E49]+[.F49]+[.G49]+[.H49]+[.I49]+[.J49]+[.K49]+[.L49])/10" office:value-type="float" office:value="6.413192" calcext:value-type="float">
            <text:p>6.413192</text:p>
          </table:table-cell>
          <table:table-cell table:style-name="ce2" office:value-type="float" office:value="6.40834" calcext:value-type="float">
            <text:p>6.40834</text:p>
          </table:table-cell>
          <table:table-cell table:style-name="ce2" office:value-type="float" office:value="6.38501" calcext:value-type="float">
            <text:p>6.38501</text:p>
          </table:table-cell>
          <table:table-cell table:style-name="ce2" office:value-type="float" office:value="6.40125" calcext:value-type="float">
            <text:p>6.40125</text:p>
          </table:table-cell>
          <table:table-cell table:style-name="ce2" office:value-type="float" office:value="6.37443" calcext:value-type="float">
            <text:p>6.37443</text:p>
          </table:table-cell>
          <table:table-cell table:style-name="ce2" office:value-type="float" office:value="6.39647" calcext:value-type="float">
            <text:p>6.39647</text:p>
          </table:table-cell>
          <table:table-cell table:style-name="ce2" office:value-type="float" office:value="6.36493" calcext:value-type="float">
            <text:p>6.36493</text:p>
          </table:table-cell>
          <table:table-cell table:style-name="ce2" office:value-type="float" office:value="6.37161" calcext:value-type="float">
            <text:p>6.37161</text:p>
          </table:table-cell>
          <table:table-cell table:style-name="ce2" office:value-type="float" office:value="6.40176" calcext:value-type="float">
            <text:p>6.40176</text:p>
          </table:table-cell>
          <table:table-cell table:style-name="ce2" office:value-type="float" office:value="6.55272" calcext:value-type="float">
            <text:p>6.55272</text:p>
          </table:table-cell>
          <table:table-cell table:style-name="ce2" office:value-type="float" office:value="6.4754" calcext:value-type="float">
            <text:p>6.4754</text:p>
          </table:table-cell>
        </table:table-row>
        <table:table-row table:style-name="ro1">
          <table:table-cell table:style-name="ce2" office:value-type="float" office:value="92000" calcext:value-type="float">
            <text:p>92000</text:p>
          </table:table-cell>
          <table:table-cell table:style-name="ce2" table:formula="of:=([.C50]+[.D50]+[.E50]+[.F50]+[.G50]+[.H50]+[.I50]+[.J50]+[.K50]+[.L50])/10" office:value-type="float" office:value="7.042922" calcext:value-type="float">
            <text:p>7.042922</text:p>
          </table:table-cell>
          <table:table-cell table:style-name="ce2" office:value-type="float" office:value="7.05084" calcext:value-type="float">
            <text:p>7.05084</text:p>
          </table:table-cell>
          <table:table-cell table:style-name="ce2" office:value-type="float" office:value="6.97721" calcext:value-type="float">
            <text:p>6.97721</text:p>
          </table:table-cell>
          <table:table-cell table:style-name="ce2" office:value-type="float" office:value="6.99745" calcext:value-type="float">
            <text:p>6.99745</text:p>
          </table:table-cell>
          <table:table-cell table:style-name="ce2" office:value-type="float" office:value="7.1643" calcext:value-type="float">
            <text:p>7.1643</text:p>
          </table:table-cell>
          <table:table-cell table:style-name="ce2" office:value-type="float" office:value="7.31583" calcext:value-type="float">
            <text:p>7.31583</text:p>
          </table:table-cell>
          <table:table-cell table:style-name="ce2" office:value-type="float" office:value="6.96697" calcext:value-type="float">
            <text:p>6.96697</text:p>
          </table:table-cell>
          <table:table-cell table:style-name="ce2" office:value-type="float" office:value="7.00213" calcext:value-type="float">
            <text:p>7.00213</text:p>
          </table:table-cell>
          <table:table-cell table:style-name="ce2" office:value-type="float" office:value="6.98282" calcext:value-type="float">
            <text:p>6.98282</text:p>
          </table:table-cell>
          <table:table-cell table:style-name="ce2" office:value-type="float" office:value="6.97614" calcext:value-type="float">
            <text:p>6.97614</text:p>
          </table:table-cell>
          <table:table-cell table:style-name="ce2" office:value-type="float" office:value="6.99553" calcext:value-type="float">
            <text:p>6.99553</text:p>
          </table:table-cell>
        </table:table-row>
        <table:table-row table:style-name="ro1">
          <table:table-cell table:style-name="ce2" office:value-type="float" office:value="96000" calcext:value-type="float">
            <text:p>96000</text:p>
          </table:table-cell>
          <table:table-cell table:style-name="ce2" table:formula="of:=([.C51]+[.D51]+[.E51]+[.F51]+[.G51]+[.H51]+[.I51]+[.J51]+[.K51]+[.L51])/10" office:value-type="float" office:value="7.657275" calcext:value-type="float">
            <text:p>7.657275</text:p>
          </table:table-cell>
          <table:table-cell table:style-name="ce2" office:value-type="float" office:value="8.43018" calcext:value-type="float">
            <text:p>8.43018</text:p>
          </table:table-cell>
          <table:table-cell table:style-name="ce2" office:value-type="float" office:value="7.67828" calcext:value-type="float">
            <text:p>7.67828</text:p>
          </table:table-cell>
          <table:table-cell table:style-name="ce2" office:value-type="float" office:value="7.58662" calcext:value-type="float">
            <text:p>7.58662</text:p>
          </table:table-cell>
          <table:table-cell table:style-name="ce2" office:value-type="float" office:value="7.56452" calcext:value-type="float">
            <text:p>7.56452</text:p>
          </table:table-cell>
          <table:table-cell table:style-name="ce2" office:value-type="float" office:value="7.57438" calcext:value-type="float">
            <text:p>7.57438</text:p>
          </table:table-cell>
          <table:table-cell table:style-name="ce2" office:value-type="float" office:value="7.58023" calcext:value-type="float">
            <text:p>7.58023</text:p>
          </table:table-cell>
          <table:table-cell table:style-name="ce2" office:value-type="float" office:value="7.53173" calcext:value-type="float">
            <text:p>7.53173</text:p>
          </table:table-cell>
          <table:table-cell table:style-name="ce2" office:value-type="float" office:value="7.55246" calcext:value-type="float">
            <text:p>7.55246</text:p>
          </table:table-cell>
          <table:table-cell table:style-name="ce2" office:value-type="float" office:value="7.54443" calcext:value-type="float">
            <text:p>7.54443</text:p>
          </table:table-cell>
          <table:table-cell table:style-name="ce2" office:value-type="float" office:value="7.52992" calcext:value-type="float">
            <text:p>7.52992</text:p>
          </table:table-cell>
        </table:table-row>
        <table:table-row table:style-name="ro1">
          <table:table-cell table:style-name="ce2" office:value-type="float" office:value="100000" calcext:value-type="float">
            <text:p>100000</text:p>
          </table:table-cell>
          <table:table-cell table:style-name="ce2" table:formula="of:=([.C52]+[.D52]+[.E52]+[.F52]+[.G52]+[.H52]+[.I52]+[.J52]+[.K52]+[.L52])/10" office:value-type="float" office:value="8.246308" calcext:value-type="float">
            <text:p>8.246308</text:p>
          </table:table-cell>
          <table:table-cell table:style-name="ce2" office:value-type="float" office:value="8.26389" calcext:value-type="float">
            <text:p>8.26389</text:p>
          </table:table-cell>
          <table:table-cell table:style-name="ce2" office:value-type="float" office:value="8.25684" calcext:value-type="float">
            <text:p>8.25684</text:p>
          </table:table-cell>
          <table:table-cell table:style-name="ce2" office:value-type="float" office:value="8.20495" calcext:value-type="float">
            <text:p>8.20495</text:p>
          </table:table-cell>
          <table:table-cell table:style-name="ce2" office:value-type="float" office:value="8.20974" calcext:value-type="float">
            <text:p>8.20974</text:p>
          </table:table-cell>
          <table:table-cell table:style-name="ce2" office:value-type="float" office:value="8.23968" calcext:value-type="float">
            <text:p>8.23968</text:p>
          </table:table-cell>
          <table:table-cell table:style-name="ce2" office:value-type="float" office:value="8.19473" calcext:value-type="float">
            <text:p>8.19473</text:p>
          </table:table-cell>
          <table:table-cell table:style-name="ce2" office:value-type="float" office:value="8.24718" calcext:value-type="float">
            <text:p>8.24718</text:p>
          </table:table-cell>
          <table:table-cell table:style-name="ce2" office:value-type="float" office:value="8.22027" calcext:value-type="float">
            <text:p>8.22027</text:p>
          </table:table-cell>
          <table:table-cell table:style-name="ce2" office:value-type="float" office:value="8.23894" calcext:value-type="float">
            <text:p>8.23894</text:p>
          </table:table-cell>
          <table:table-cell table:style-name="ce2" office:value-type="float" office:value="8.38686" calcext:value-type="float">
            <text:p>8.386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0:11:12.982480262</meta:creation-date>
    <dc:date>2020-03-11T00:13:26.359607053</dc:date>
    <meta:editing-duration>PT2M13S</meta:editing-duration>
    <meta:editing-cycles>1</meta:editing-cycles>
    <meta:document-statistic meta:table-count="1" meta:cell-count="600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428cm" svg:y="3.952cm" style:legend-expansion="high" chart:style-name="ch2"/>
        <chart:plot-area chart:style-name="ch3" table:cell-range-address="Sheet1.A1:Sheet1.B25 Sheet1.B28:Sheet1.B52" chart:data-source-has-labels="row" svg:x="0.32cm" svg:y="0.18cm" svg:width="10.788cm" svg:height="8.64cm">
          <chartooo:coordinate-region svg:x="0.756cm" svg:y="0.379cm" svg:width="9.79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25" loext:label-string="insercion_optimizado" chart:class="chart:scatter">
            <chart:domain table:cell-range-address="Sheet1.A1:Sheet1.A25"/>
            <chart:data-point chart:repeated="25"/>
          </chart:series>
          <chart:series chart:style-name="ch7" chart:values-cell-range-address="Sheet1.B28:Sheet1.B52" loext:label-string="insercion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insercion_optimizado</text:p>
              </table:table-cell>
              <table:table-cell office:value-type="string">
                <text:p>inserc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00">
                <text:p>4000</text:p>
                <draw:g>
                  <svg:desc>Sheet1.A1:Sheet1.A25</svg:desc>
                </draw:g>
              </table:table-cell>
              <table:table-cell office:value-type="float" office:value="0.0050064">
                <text:p>0.0050064</text:p>
                <draw:g>
                  <svg:desc>Sheet1.B1:Sheet1.B25</svg:desc>
                </draw:g>
              </table:table-cell>
              <table:table-cell office:value-type="float" office:value="0.013685">
                <text:p>0.013685</text:p>
                <draw:g>
                  <svg:desc>Sheet1.B28:Sheet1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000">
                <text:p>8000</text:p>
              </table:table-cell>
              <table:table-cell office:value-type="float" office:value="0.0195348">
                <text:p>0.0195348</text:p>
              </table:table-cell>
              <table:table-cell office:value-type="float" office:value="0.0524105">
                <text:p>0.0524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0">
                <text:p>12000</text:p>
              </table:table-cell>
              <table:table-cell office:value-type="float" office:value="0.0458243">
                <text:p>0.0458243</text:p>
              </table:table-cell>
              <table:table-cell office:value-type="float" office:value="0.1178577">
                <text:p>0.1178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0">
                <text:p>16000</text:p>
              </table:table-cell>
              <table:table-cell office:value-type="float" office:value="0.0779805">
                <text:p>0.0779805</text:p>
              </table:table-cell>
              <table:table-cell office:value-type="float" office:value="0.2093507">
                <text:p>0.209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206774">
                <text:p>0.1206774</text:p>
              </table:table-cell>
              <table:table-cell office:value-type="float" office:value="0.3272508">
                <text:p>0.3272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000">
                <text:p>24000</text:p>
              </table:table-cell>
              <table:table-cell office:value-type="float" office:value="0.1738309">
                <text:p>0.1738309</text:p>
              </table:table-cell>
              <table:table-cell office:value-type="float" office:value="0.4726259">
                <text:p>0.47262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0">
                <text:p>28000</text:p>
              </table:table-cell>
              <table:table-cell office:value-type="float" office:value="0.2360644">
                <text:p>0.2360644</text:p>
              </table:table-cell>
              <table:table-cell office:value-type="float" office:value="0.6425901">
                <text:p>0.64259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000">
                <text:p>32000</text:p>
              </table:table-cell>
              <table:table-cell office:value-type="float" office:value="0.3078526">
                <text:p>0.3078526</text:p>
              </table:table-cell>
              <table:table-cell office:value-type="float" office:value="0.8407799">
                <text:p>0.84077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000">
                <text:p>36000</text:p>
              </table:table-cell>
              <table:table-cell office:value-type="float" office:value="0.3895774">
                <text:p>0.3895774</text:p>
              </table:table-cell>
              <table:table-cell office:value-type="float" office:value="1.06255">
                <text:p>1.062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0000">
                <text:p>40000</text:p>
              </table:table-cell>
              <table:table-cell office:value-type="float" office:value="0.4813142">
                <text:p>0.4813142</text:p>
              </table:table-cell>
              <table:table-cell office:value-type="float" office:value="1.309767">
                <text:p>1.3097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4000">
                <text:p>44000</text:p>
              </table:table-cell>
              <table:table-cell office:value-type="float" office:value="0.5815536">
                <text:p>0.5815536</text:p>
              </table:table-cell>
              <table:table-cell office:value-type="float" office:value="1.582734">
                <text:p>1.5827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8000">
                <text:p>48000</text:p>
              </table:table-cell>
              <table:table-cell office:value-type="float" office:value="0.6920452">
                <text:p>0.6920452</text:p>
              </table:table-cell>
              <table:table-cell office:value-type="float" office:value="1.89902">
                <text:p>1.899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2000">
                <text:p>52000</text:p>
              </table:table-cell>
              <table:table-cell office:value-type="float" office:value="0.8128955">
                <text:p>0.8128955</text:p>
              </table:table-cell>
              <table:table-cell office:value-type="float" office:value="2.221734">
                <text:p>2.22173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000">
                <text:p>56000</text:p>
              </table:table-cell>
              <table:table-cell office:value-type="float" office:value="0.9417769">
                <text:p>0.9417769</text:p>
              </table:table-cell>
              <table:table-cell office:value-type="float" office:value="2.57781">
                <text:p>2.577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0">
                <text:p>60000</text:p>
              </table:table-cell>
              <table:table-cell office:value-type="float" office:value="1.082384">
                <text:p>1.082384</text:p>
              </table:table-cell>
              <table:table-cell office:value-type="float" office:value="2.957033">
                <text:p>2.9570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4000">
                <text:p>64000</text:p>
              </table:table-cell>
              <table:table-cell office:value-type="float" office:value="1.229125">
                <text:p>1.229125</text:p>
              </table:table-cell>
              <table:table-cell office:value-type="float" office:value="3.37416">
                <text:p>3.374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8000">
                <text:p>68000</text:p>
              </table:table-cell>
              <table:table-cell office:value-type="float" office:value="1.39041">
                <text:p>1.39041</text:p>
              </table:table-cell>
              <table:table-cell office:value-type="float" office:value="3.795755">
                <text:p>3.7957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2000">
                <text:p>72000</text:p>
              </table:table-cell>
              <table:table-cell office:value-type="float" office:value="1.558992">
                <text:p>1.558992</text:p>
              </table:table-cell>
              <table:table-cell office:value-type="float" office:value="4.339826">
                <text:p>4.3398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6000">
                <text:p>76000</text:p>
              </table:table-cell>
              <table:table-cell office:value-type="float" office:value="1.737133">
                <text:p>1.737133</text:p>
              </table:table-cell>
              <table:table-cell office:value-type="float" office:value="4.747083">
                <text:p>4.7470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000">
                <text:p>80000</text:p>
              </table:table-cell>
              <table:table-cell office:value-type="float" office:value="1.921798">
                <text:p>1.921798</text:p>
              </table:table-cell>
              <table:table-cell office:value-type="float" office:value="5.261537">
                <text:p>5.2615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4000">
                <text:p>84000</text:p>
              </table:table-cell>
              <table:table-cell office:value-type="float" office:value="2.125755">
                <text:p>2.125755</text:p>
              </table:table-cell>
              <table:table-cell office:value-type="float" office:value="5.785753">
                <text:p>5.78575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8000">
                <text:p>88000</text:p>
              </table:table-cell>
              <table:table-cell office:value-type="float" office:value="2.330134">
                <text:p>2.330134</text:p>
              </table:table-cell>
              <table:table-cell office:value-type="float" office:value="6.413192">
                <text:p>6.4131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000">
                <text:p>92000</text:p>
              </table:table-cell>
              <table:table-cell office:value-type="float" office:value="2.546825">
                <text:p>2.546825</text:p>
              </table:table-cell>
              <table:table-cell office:value-type="float" office:value="7.042922">
                <text:p>7.0429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6000">
                <text:p>96000</text:p>
              </table:table-cell>
              <table:table-cell office:value-type="float" office:value="2.775406">
                <text:p>2.775406</text:p>
              </table:table-cell>
              <table:table-cell office:value-type="float" office:value="7.657275">
                <text:p>7.657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0000">
                <text:p>100000</text:p>
              </table:table-cell>
              <table:table-cell office:value-type="float" office:value="3.007505">
                <text:p>3.007505</text:p>
              </table:table-cell>
              <table:table-cell office:value-type="float" office:value="8.246308">
                <text:p>8.2463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